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Helvetica" svg:font-family="Helvetica"/>
    <style:font-face style:name="Lohit Hindi1" svg:font-family="'Lohit Hindi'"/>
    <style:font-face style:name="Open Sans" svg:font-family="'Open Sans', Arial, 'Helvetica Neue', Helvetica, sans-serif"/>
    <style:font-face style:name="Oswald" svg:font-family="Oswald, sans-serif"/>
    <style:font-face style:name="Purisa" svg:font-family="Puris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Purisa" fo:font-size="24pt" style:font-size-asian="24pt" style:font-size-complex="24pt"/>
    </style:style>
    <style:style style:name="P2" style:family="paragraph" style:parent-style-name="Text_20_body">
      <style:text-properties style:text-underline-style="solid" style:text-underline-width="auto" style:text-underline-color="font-color" officeooo:paragraph-rsid="005a938b"/>
    </style:style>
    <style:style style:name="P3" style:family="paragraph" style:parent-style-name="Text_20_body">
      <style:text-properties officeooo:rsid="05930636" officeooo:paragraph-rsid="05930636"/>
    </style:style>
    <style:style style:name="P4" style:family="paragraph" style:parent-style-name="Text_20_body">
      <style:text-properties officeooo:rsid="059667c0" officeooo:paragraph-rsid="059667c0"/>
    </style:style>
    <style:style style:name="P5" style:family="paragraph" style:parent-style-name="Text_20_body">
      <style:text-properties officeooo:rsid="059846c7" officeooo:paragraph-rsid="059846c7"/>
    </style:style>
    <style:style style:name="P6" style:family="paragraph" style:parent-style-name="Text_20_body">
      <style:text-properties officeooo:paragraph-rsid="059846c7"/>
    </style:style>
    <style:style style:name="P7" style:family="paragraph" style:parent-style-name="Text_20_body">
      <style:text-properties officeooo:rsid="059a3026" officeooo:paragraph-rsid="059a3026"/>
    </style:style>
    <style:style style:name="P8" style:family="paragraph" style:parent-style-name="Text_20_body">
      <style:text-properties officeooo:rsid="059d6284" officeooo:paragraph-rsid="059d6284"/>
    </style:style>
    <style:style style:name="P9" style:family="paragraph" style:parent-style-name="Text_20_body">
      <style:text-properties officeooo:paragraph-rsid="059d6284"/>
    </style:style>
    <style:style style:name="P10" style:family="paragraph" style:parent-style-name="Text_20_body">
      <style:text-properties officeooo:rsid="059ef06e" officeooo:paragraph-rsid="059ef06e"/>
    </style:style>
    <style:style style:name="P11" style:family="paragraph" style:parent-style-name="Text_20_body">
      <style:text-properties officeooo:rsid="059f020a" officeooo:paragraph-rsid="059f020a"/>
    </style:style>
    <style:style style:name="P12" style:family="paragraph" style:parent-style-name="Text_20_body">
      <style:text-properties officeooo:paragraph-rsid="059f020a"/>
    </style:style>
    <style:style style:name="P13" style:family="paragraph" style:parent-style-name="Text_20_body">
      <style:paragraph-properties fo:margin-left="-0.026cm" fo:margin-right="0cm" fo:margin-top="0cm" fo:margin-bottom="0.212cm" loext:contextual-spacing="false" fo:text-indent="0cm" style:auto-text-indent="false"/>
      <style:text-properties officeooo:rsid="059667c0" officeooo:paragraph-rsid="059667c0"/>
    </style:style>
    <style:style style:name="P14" style:family="paragraph" style:parent-style-name="Text_20_body" style:master-page-name="">
      <style:paragraph-properties fo:margin-left="0.026cm" fo:margin-right="0cm" fo:margin-top="0cm" fo:margin-bottom="0.212cm" loext:contextual-spacing="false" fo:text-indent="-0.026cm" style:auto-text-indent="false" style:page-number="auto"/>
      <style:text-properties officeooo:rsid="059a3026" officeooo:paragraph-rsid="059a3026"/>
    </style:style>
    <style:style style:name="P15" style:family="paragraph" style:parent-style-name="Text_20_body" style:master-page-name="">
      <style:paragraph-properties fo:margin-left="1.244cm" fo:margin-right="0cm" fo:margin-top="0cm" fo:margin-bottom="0.212cm" loext:contextual-spacing="false" fo:text-indent="0cm" style:auto-text-indent="false" style:page-number="auto">
        <style:tab-stops>
          <style:tab-stop style:position="0.079cm"/>
        </style:tab-stops>
      </style:paragraph-properties>
      <style:text-properties officeooo:rsid="059f020a" officeooo:paragraph-rsid="059f020a"/>
    </style:style>
    <style:style style:name="P16" style:family="paragraph" style:parent-style-name="Text_20_body" style:master-page-name="">
      <style:paragraph-properties fo:margin-left="1.296cm" fo:margin-right="0cm" fo:margin-top="0cm" fo:margin-bottom="0.212cm" loext:contextual-spacing="false" fo:text-indent="0cm" style:auto-text-indent="false" style:page-number="auto"/>
      <style:text-properties officeooo:rsid="059f020a" officeooo:paragraph-rsid="059f020a"/>
    </style:style>
    <style:style style:name="P17" style:family="paragraph" style:parent-style-name="Text_20_body">
      <style:paragraph-properties fo:margin-left="0cm" fo:margin-right="0cm" fo:margin-top="0cm" fo:margin-bottom="0.212cm" loext:contextual-spacing="false" fo:text-indent="0cm" style:auto-text-indent="false"/>
      <style:text-properties officeooo:rsid="059fb007" officeooo:paragraph-rsid="059fb007"/>
    </style:style>
    <style:style style:name="P18" style:family="paragraph" style:parent-style-name="Text_20_body">
      <style:paragraph-properties fo:margin-left="0cm" fo:margin-right="0cm" fo:margin-top="0cm" fo:margin-bottom="0.212cm" loext:contextual-spacing="false" fo:text-indent="0cm" style:auto-text-indent="false"/>
      <style:text-properties officeooo:rsid="05a21d42" officeooo:paragraph-rsid="05a21d42"/>
    </style:style>
    <style:style style:name="P19" style:family="paragraph" style:parent-style-name="Text_20_body">
      <style:paragraph-properties fo:margin-left="0cm" fo:margin-right="0cm" fo:margin-top="0cm" fo:margin-bottom="0.212cm" loext:contextual-spacing="false" fo:text-indent="0cm" style:auto-text-indent="false"/>
      <style:text-properties officeooo:paragraph-rsid="05a3d1e8"/>
    </style:style>
    <style:style style:name="P20" style:family="paragraph" style:parent-style-name="Heading_20_3">
      <style:text-properties fo:font-variant="normal" fo:text-transform="none" fo:color="#707070" style:font-name="Purisa" fo:font-size="12pt" fo:letter-spacing="normal" fo:font-style="normal" fo:font-weight="bold" officeooo:paragraph-rsid="05abca06" fo:background-color="transparent" style:font-size-asian="12pt" style:font-weight-asian="bold" style:font-size-complex="12pt" style:font-weight-complex="bold" fo:padding="0cm" fo:border="none"/>
    </style:style>
    <style:style style:name="P21" style:family="paragraph" style:parent-style-name="Heading_20_3">
      <style:paragraph-properties fo:margin-left="0cm" fo:margin-right="0cm" fo:margin-top="0cm" fo:margin-bottom="0.212cm" loext:contextual-spacing="false" fo:text-indent="0cm" style:auto-text-indent="false"/>
      <style:text-properties fo:font-variant="normal" fo:text-transform="none" fo:color="#99ff66" style:font-name="Purisa" fo:font-size="12pt" fo:letter-spacing="normal" fo:font-style="normal" style:text-underline-style="none" fo:font-weight="bold" officeooo:rsid="05a5b76e" officeooo:paragraph-rsid="05a5b76e" fo:background-color="#9900ff" style:font-size-asian="12pt" style:font-weight-asian="bold" style:font-size-complex="12pt" style:font-weight-complex="bold"/>
    </style:style>
    <style:style style:name="P22" style:family="paragraph" style:parent-style-name="Heading_20_3">
      <style:paragraph-properties fo:margin-left="0cm" fo:margin-right="0cm" fo:margin-top="0.397cm" fo:margin-bottom="0.132cm" loext:contextual-spacing="false" fo:text-indent="0cm" style:auto-text-indent="false"/>
      <style:text-properties fo:font-variant="normal" fo:text-transform="none" fo:color="#ffffff" style:font-name="Open Sans" fo:font-size="13.5pt" fo:letter-spacing="normal" fo:font-style="normal" fo:font-weight="bold"/>
    </style:style>
    <style:style style:name="P23" style:family="paragraph" style:parent-style-name="Heading_20_3">
      <style:paragraph-properties fo:margin-left="0cm" fo:margin-right="0cm" fo:margin-top="0.397cm" fo:margin-bottom="0.132cm" loext:contextual-spacing="false" fo:text-indent="0cm" style:auto-text-indent="false"/>
      <style:text-properties fo:font-variant="normal" fo:text-transform="none" fo:color="#000000" fo:letter-spacing="normal"/>
    </style:style>
    <style:style style:name="P24" style:family="paragraph" style:parent-style-name="Standard">
      <style:text-properties style:font-name="Purisa" fo:font-size="14pt" officeooo:rsid="001ad9e1" officeooo:paragraph-rsid="001ad9e1" style:font-size-asian="12.25pt" style:font-size-complex="14pt"/>
    </style:style>
    <style:style style:name="P25" style:family="paragraph" style:parent-style-name="Standard">
      <style:paragraph-properties fo:margin-left="0cm" fo:margin-right="0cm" fo:margin-top="0cm" fo:margin-bottom="0.212cm" loext:contextual-spacing="false" fo:text-indent="0cm" style:auto-text-indent="false"/>
      <style:text-properties fo:font-variant="normal" fo:text-transform="none" fo:color="#000000" style:font-name="Purisa" fo:font-size="12pt" fo:letter-spacing="normal" fo:font-style="normal" style:text-underline-style="none" fo:font-weight="bold" officeooo:rsid="05abca06" officeooo:paragraph-rsid="05abca06" fo:background-color="transparent" style:font-size-asian="12pt" style:font-weight-asian="bold" style:font-size-complex="12pt" style:font-weight-complex="bold"/>
    </style:style>
    <style:style style:name="P26" style:family="paragraph" style:parent-style-name="Standard">
      <style:paragraph-properties fo:margin-left="0cm" fo:margin-right="0cm" fo:margin-top="0cm" fo:margin-bottom="0.212cm" loext:contextual-spacing="false" fo:text-indent="0cm" style:auto-text-indent="false"/>
      <style:text-properties fo:font-variant="normal" fo:text-transform="none" fo:color="#ff3333" style:font-name="Purisa" fo:font-size="12pt" fo:letter-spacing="normal" fo:font-style="normal" style:text-underline-style="solid" style:text-underline-width="auto" style:text-underline-color="font-color" fo:font-weight="bold" officeooo:rsid="05abca06" officeooo:paragraph-rsid="05abca06" fo:background-color="transparent" style:font-size-asian="12pt" style:font-weight-asian="bold" style:font-size-complex="12pt" style:font-weight-complex="bold"/>
    </style:style>
    <style:style style:name="P27" style:family="paragraph" style:parent-style-name="Table_20_Contents">
      <style:paragraph-properties fo:margin-left="0.265cm" fo:margin-right="0cm" fo:text-indent="0cm" style:auto-text-indent="false"/>
      <style:text-properties fo:font-size="2pt" style:font-size-asian="2pt" style:font-size-complex="2pt"/>
    </style:style>
    <style:style style:name="P28" style:family="paragraph" style:parent-style-name="Text_20_body">
      <style:text-properties fo:color="#ff3333" style:font-name="Purisa" fo:font-size="12pt" style:text-underline-style="solid" style:text-underline-width="auto" style:text-underline-color="font-color" fo:font-weight="bold" officeooo:paragraph-rsid="005a938b" style:font-size-asian="12pt" style:font-size-complex="12pt"/>
    </style:style>
    <style:style style:name="P29" style:family="paragraph" style:parent-style-name="Text_20_body">
      <style:text-properties fo:color="#ff3333" style:font-name="Purisa" fo:font-size="12pt" style:text-underline-style="none" fo:font-weight="bold" officeooo:rsid="059d6284" officeooo:paragraph-rsid="059d6284" fo:background-color="#9900ff" style:font-size-asian="12pt" style:font-size-complex="12pt"/>
    </style:style>
    <style:style style:name="P30" style:family="paragraph" style:parent-style-name="Text_20_body">
      <style:text-properties fo:color="#000000" style:font-name="Purisa" fo:font-size="12pt" style:text-underline-style="none" fo:font-weight="bold" officeooo:rsid="05930636" officeooo:paragraph-rsid="05930636" style:font-size-asian="12pt" style:font-size-complex="12pt"/>
    </style:style>
    <style:style style:name="P31" style:family="paragraph" style:parent-style-name="Text_20_body">
      <style:text-properties fo:color="#000000" style:font-name="Purisa" fo:font-size="12pt" style:text-underline-style="none" fo:font-weight="bold" officeooo:rsid="059667c0" officeooo:paragraph-rsid="059667c0" style:font-size-asian="12pt" style:font-size-complex="12pt"/>
    </style:style>
    <style:style style:name="P32" style:family="paragraph" style:parent-style-name="Text_20_body">
      <style:text-properties fo:color="#000000" style:font-name="Purisa" fo:font-size="12pt" style:text-underline-style="none" fo:font-weight="bold" officeooo:rsid="059667c0" officeooo:paragraph-rsid="059846c7" style:font-size-asian="12pt" style:font-size-complex="12pt"/>
    </style:style>
    <style:style style:name="P33" style:family="paragraph" style:parent-style-name="Text_20_body">
      <style:text-properties fo:color="#000000" style:font-name="Purisa" fo:font-size="12pt" style:text-underline-style="none" fo:font-weight="bold" officeooo:rsid="059846c7" officeooo:paragraph-rsid="059846c7" style:font-size-asian="12pt" style:font-size-complex="12pt"/>
    </style:style>
    <style:style style:name="P34" style:family="paragraph" style:parent-style-name="Text_20_body">
      <style:text-properties fo:color="#000000" style:font-name="Purisa" fo:font-size="12pt" style:text-underline-style="none" fo:font-weight="bold" officeooo:rsid="059a3026" officeooo:paragraph-rsid="059a3026" style:font-size-asian="12pt" style:font-size-complex="12pt"/>
    </style:style>
    <style:style style:name="P35" style:family="paragraph" style:parent-style-name="Text_20_body">
      <style:text-properties fo:color="#000000" style:font-name="Purisa" fo:font-size="12pt" style:text-underline-style="none" fo:font-weight="bold" officeooo:rsid="059d6284" officeooo:paragraph-rsid="059d6284" style:font-size-asian="12pt" style:font-size-complex="12pt"/>
    </style:style>
    <style:style style:name="P36" style:family="paragraph" style:parent-style-name="Text_20_body">
      <style:text-properties fo:color="#000000" style:font-name="Purisa" fo:font-size="12pt" style:text-underline-style="none" fo:font-weight="bold" officeooo:rsid="059ef06e" officeooo:paragraph-rsid="059ef06e" style:font-size-asian="12pt" style:font-size-complex="12pt"/>
    </style:style>
    <style:style style:name="P37" style:family="paragraph" style:parent-style-name="Text_20_body">
      <style:text-properties fo:color="#000000" style:font-name="Purisa" fo:font-size="12pt" style:text-underline-style="none" fo:font-weight="bold" officeooo:rsid="059f020a" officeooo:paragraph-rsid="059f020a" style:font-size-asian="12pt" style:font-size-complex="12pt"/>
    </style:style>
    <style:style style:name="P38" style:family="paragraph" style:parent-style-name="Text_20_body">
      <style:text-properties fo:color="#00cc00" style:font-name="Purisa" fo:font-size="12pt" style:text-underline-style="none" fo:font-weight="bold" officeooo:rsid="059a3026" officeooo:paragraph-rsid="059a3026" style:font-size-asian="12pt" style:font-size-complex="12pt"/>
    </style:style>
    <style:style style:name="P39" style:family="paragraph" style:parent-style-name="Text_20_body" style:list-style-name="L1">
      <style:paragraph-properties style:line-height-at-least="0.476cm"/>
    </style:style>
    <style:style style:name="P40" style:family="paragraph" style:parent-style-name="Text_20_body" style:list-style-name="L2">
      <style:paragraph-properties style:line-height-at-least="0.476cm"/>
    </style:style>
    <style:style style:name="P41" style:family="paragraph" style:parent-style-name="Text_20_body" style:list-style-name="L3">
      <style:paragraph-properties style:line-height-at-least="0.476cm"/>
    </style:style>
    <style:style style:name="P42" style:family="paragraph" style:parent-style-name="Text_20_body" style:list-style-name="L4">
      <style:paragraph-properties style:line-height-at-least="0.476cm"/>
    </style:style>
    <style:style style:name="P43" style:family="paragraph" style:parent-style-name="Text_20_body" style:list-style-name="L5">
      <style:paragraph-properties style:line-height-at-least="0.476cm"/>
    </style:style>
    <style:style style:name="P44" style:family="paragraph" style:parent-style-name="Text_20_body" style:list-style-name="L6">
      <style:paragraph-properties style:line-height-at-least="0.476cm"/>
    </style:style>
    <style:style style:name="P45" style:family="paragraph" style:parent-style-name="Text_20_body">
      <style:text-properties fo:color="#99ff66" style:font-name="Purisa" fo:font-size="12pt" style:text-underline-style="none" fo:font-weight="bold" officeooo:rsid="059d6284" officeooo:paragraph-rsid="059d6284" fo:background-color="#9900ff" style:font-size-asian="12pt" style:font-size-complex="12pt"/>
    </style:style>
    <style:style style:name="P46" style:family="paragraph" style:parent-style-name="Text_20_body">
      <style:text-properties fo:color="#99ff66" officeooo:rsid="059d6284" officeooo:paragraph-rsid="059d6284" fo:background-color="#9900ff"/>
    </style:style>
    <style:style style:name="P47" style:family="paragraph" style:parent-style-name="Text_20_body">
      <style:text-properties fo:font-size="2pt" style:font-size-asian="2pt" style:font-size-complex="2pt"/>
    </style:style>
    <style:style style:name="P48" style:family="paragraph" style:parent-style-name="Text_20_body" style:master-page-name="">
      <style:paragraph-properties fo:margin-left="-0.026cm" fo:margin-right="0cm" fo:margin-top="0cm" fo:margin-bottom="0.212cm" loext:contextual-spacing="false" fo:text-indent="0cm" style:auto-text-indent="false" style:page-number="auto"/>
      <style:text-properties fo:color="#000000" style:font-name="Purisa" fo:font-size="12pt" style:text-underline-style="none" fo:font-weight="bold" officeooo:rsid="059667c0" officeooo:paragraph-rsid="059667c0" style:font-size-asian="12pt" style:font-size-complex="12pt"/>
    </style:style>
    <style:style style:name="P49" style:family="paragraph" style:parent-style-name="Text_20_body">
      <style:paragraph-properties fo:margin-left="1.296cm" fo:margin-right="0cm" fo:margin-top="0cm" fo:margin-bottom="0.212cm" loext:contextual-spacing="false" fo:text-indent="0cm" style:auto-text-indent="false"/>
      <style:text-properties fo:color="#000000" style:font-name="Purisa" fo:font-size="12pt" style:text-underline-style="none" fo:font-weight="bold" officeooo:rsid="059f020a" officeooo:paragraph-rsid="059f020a" style:font-size-asian="12pt" style:font-size-complex="12pt"/>
    </style:style>
    <style:style style:name="P50" style:family="paragraph" style:parent-style-name="Text_20_body">
      <style:paragraph-properties fo:margin-left="0cm" fo:margin-right="0cm" fo:margin-top="0cm" fo:margin-bottom="0.212cm" loext:contextual-spacing="false" fo:text-indent="0cm" style:auto-text-indent="false"/>
      <style:text-properties fo:color="#000000" style:font-name="Purisa" fo:font-size="12pt" style:text-underline-style="none" fo:font-weight="bold" officeooo:rsid="059fb007" officeooo:paragraph-rsid="059fb007" fo:background-color="transparent" style:font-size-asian="12pt" style:font-size-complex="12pt"/>
    </style:style>
    <style:style style:name="P51" style:family="paragraph" style:parent-style-name="Text_20_body">
      <style:paragraph-properties fo:margin-left="0cm" fo:margin-right="0cm" fo:margin-top="0cm" fo:margin-bottom="0.212cm" loext:contextual-spacing="false" fo:text-indent="0cm" style:auto-text-indent="false"/>
      <style:text-properties fo:color="#000000" style:font-name="Purisa" fo:font-size="12pt" style:text-underline-style="none" fo:font-weight="bold" officeooo:rsid="05a21d42" officeooo:paragraph-rsid="05a21d42" fo:background-color="transparent" style:font-size-asian="12pt" style:font-size-complex="12pt"/>
    </style:style>
    <style:style style:name="P52" style:family="paragraph" style:parent-style-name="Text_20_body">
      <style:paragraph-properties fo:margin-left="0cm" fo:margin-right="0cm" fo:margin-top="0cm" fo:margin-bottom="0.212cm" loext:contextual-spacing="false" fo:text-indent="0cm" style:auto-text-indent="false"/>
      <style:text-properties fo:color="#000000" style:font-name="Purisa" fo:font-size="12pt" style:text-underline-style="none" fo:font-weight="bold" officeooo:rsid="05a3d1e8" officeooo:paragraph-rsid="05a3d1e8" fo:background-color="transparent" style:font-size-asian="12pt" style:font-size-complex="12pt"/>
    </style:style>
    <style:style style:name="P53" style:family="paragraph" style:parent-style-name="Text_20_body">
      <style:paragraph-properties fo:margin-left="0cm" fo:margin-right="0cm" fo:margin-top="0cm" fo:margin-bottom="0.212cm" loext:contextual-spacing="false" fo:text-indent="0cm" style:auto-text-indent="false"/>
      <style:text-properties fo:color="#000000" style:font-name="Purisa" fo:font-size="12pt" style:text-underline-style="none" fo:font-weight="bold" officeooo:rsid="05a5b76e" officeooo:paragraph-rsid="05a5b76e" fo:background-color="transparent" style:font-size-asian="12pt" style:font-size-complex="12pt"/>
    </style:style>
    <style:style style:name="P54" style:family="paragraph" style:parent-style-name="Text_20_body">
      <style:paragraph-properties fo:margin-left="0cm" fo:margin-right="0cm" fo:margin-top="0cm" fo:margin-bottom="0.212cm" loext:contextual-spacing="false" fo:text-indent="0cm" style:auto-text-indent="false"/>
      <style:text-properties style:use-window-font-color="true" style:font-name="Purisa" fo:font-size="12pt" style:text-underline-style="none" fo:font-weight="bold" officeooo:rsid="05a3d1e8" officeooo:paragraph-rsid="05a3d1e8" fo:background-color="transparent" style:font-size-asian="12pt" style:font-size-complex="12pt"/>
    </style:style>
    <style:style style:name="P55" style:family="paragraph" style:parent-style-name="Text_20_body">
      <style:paragraph-properties fo:margin-left="0cm" fo:margin-right="0cm" fo:margin-top="0cm" fo:margin-bottom="0.212cm" loext:contextual-spacing="false" fo:text-indent="0cm" style:auto-text-indent="false"/>
      <style:text-properties fo:font-variant="normal" fo:text-transform="none" fo:color="#000000" style:font-name="Purisa" fo:font-size="12pt" fo:letter-spacing="normal" fo:font-style="normal" style:text-underline-style="none" fo:font-weight="bold" officeooo:rsid="05a5b76e" officeooo:paragraph-rsid="05a5b76e" fo:background-color="transparent" style:font-size-asian="12pt" style:font-weight-asian="bold" style:font-size-complex="12pt" style:font-weight-complex="bold"/>
    </style:style>
    <style:style style:name="P56" style:family="paragraph" style:parent-style-name="Text_20_body">
      <style:paragraph-properties fo:margin-left="0cm" fo:margin-right="0cm" fo:margin-top="0cm" fo:margin-bottom="0.212cm" loext:contextual-spacing="false" fo:text-indent="0cm" style:auto-text-indent="false"/>
      <style:text-properties fo:font-variant="normal" fo:text-transform="none" fo:color="#000000" style:font-name="Purisa" fo:font-size="12pt" fo:letter-spacing="normal" fo:font-style="normal" style:text-underline-style="none" fo:font-weight="bold" officeooo:rsid="05a772f9" officeooo:paragraph-rsid="05a772f9" fo:background-color="transparent" style:font-size-asian="12pt" style:font-weight-asian="bold" style:font-size-complex="12pt" style:font-weight-complex="bold"/>
    </style:style>
    <style:style style:name="P57" style:family="paragraph" style:parent-style-name="Text_20_body">
      <style:paragraph-properties fo:margin-left="0cm" fo:margin-right="0cm" fo:margin-top="0cm" fo:margin-bottom="0.212cm" loext:contextual-spacing="false" fo:text-indent="0cm" style:auto-text-indent="false"/>
      <style:text-properties fo:font-variant="normal" fo:text-transform="none" fo:color="#9900ff" style:font-name="Purisa" fo:font-size="12pt" fo:letter-spacing="normal" fo:font-style="normal" style:text-underline-style="none" fo:font-weight="bold" officeooo:rsid="05a772f9" officeooo:paragraph-rsid="05a772f9" fo:background-color="transparent" style:font-size-asian="12pt" style:font-weight-asian="bold" style:font-size-complex="12pt" style:font-weight-complex="bold"/>
    </style:style>
    <style:style style:name="P58" style:family="paragraph" style:parent-style-name="Text_20_body">
      <style:paragraph-properties fo:margin-left="0cm" fo:margin-right="0cm" fo:margin-top="0cm" fo:margin-bottom="0.212cm" loext:contextual-spacing="false" fo:text-indent="0cm" style:auto-text-indent="false"/>
      <style:text-properties fo:font-variant="normal" fo:text-transform="none" fo:color="#99ff66" style:font-name="Purisa" fo:font-size="12pt" fo:letter-spacing="normal" fo:font-style="normal" style:text-underline-style="none" fo:font-weight="bold" officeooo:rsid="05a772f9" officeooo:paragraph-rsid="05a772f9" fo:background-color="#9900ff" style:font-size-asian="12pt" style:font-weight-asian="bold" style:font-size-complex="12pt" style:font-weight-complex="bold"/>
    </style:style>
    <style:style style:name="P59" style:family="paragraph" style:parent-style-name="Text_20_body">
      <style:paragraph-properties fo:margin-left="0cm" fo:margin-right="0cm" fo:margin-top="0cm" fo:margin-bottom="0.212cm" loext:contextual-spacing="false" fo:text-indent="0cm" style:auto-text-indent="false"/>
      <style:text-properties fo:color="#99ff66" style:font-name="Purisa" fo:font-size="12pt" style:text-underline-style="none" fo:font-weight="bold" officeooo:rsid="05a21d42" officeooo:paragraph-rsid="05a21d42" fo:background-color="#9900ff" style:font-size-asian="12pt" style:font-size-complex="12pt"/>
    </style:style>
    <style:style style:name="P60" style:family="paragraph" style:parent-style-name="Text_20_body">
      <style:paragraph-properties fo:margin-left="0cm" fo:margin-right="0cm" fo:margin-top="0cm" fo:margin-bottom="0.212cm" loext:contextual-spacing="false" fo:text-indent="0cm" style:auto-text-indent="false"/>
      <style:text-properties fo:color="#99ff66" style:font-name="Purisa" fo:font-size="12pt" style:text-underline-style="none" fo:font-weight="bold" officeooo:rsid="059fb007" officeooo:paragraph-rsid="059fb007" fo:background-color="#9900ff" style:font-size-asian="12pt" style:font-size-complex="12pt"/>
    </style:style>
    <style:style style:name="P61" style:family="paragraph" style:parent-style-name="Text_20_body">
      <style:paragraph-properties fo:margin-left="0cm" fo:margin-right="0cm" fo:margin-top="0cm" fo:margin-bottom="0.212cm" loext:contextual-spacing="false" fo:text-indent="0cm" style:auto-text-indent="false"/>
      <style:text-properties fo:color="#99ff66" style:font-name="Purisa" fo:font-size="12pt" style:text-underline-style="none" fo:font-weight="bold" officeooo:rsid="05a3d1e8" officeooo:paragraph-rsid="05a5b76e" fo:background-color="#9900ff" style:font-size-asian="12pt" style:font-size-complex="12pt"/>
    </style:style>
    <style:style style:name="P62" style:family="paragraph" style:parent-style-name="Text_20_body">
      <style:paragraph-properties fo:margin-left="0cm" fo:margin-right="0cm" style:line-height-at-least="0.476cm" fo:text-indent="0cm" style:auto-text-indent="false"/>
      <style:text-properties fo:font-variant="normal" fo:text-transform="none" fo:color="#9900ff" style:font-name="Purisa" fo:font-size="12pt" fo:letter-spacing="normal" fo:font-weight="bold" style:font-size-asian="12pt" style:font-weight-asian="bold" style:font-size-complex="12pt" style:font-weight-complex="bold"/>
    </style:style>
    <style:style style:name="P63" style:family="paragraph" style:parent-style-name="Text_20_body">
      <style:paragraph-properties fo:margin-left="0cm" fo:margin-right="0cm" style:line-height-at-least="0.503cm" fo:text-indent="0cm" style:auto-text-indent="false"/>
      <style:text-properties fo:font-variant="normal" fo:text-transform="none" fo:color="#cccccc" style:font-name="Open Sans" fo:font-size="10.5pt" fo:letter-spacing="normal" fo:font-style="normal" fo:font-weight="normal"/>
    </style:style>
    <style:style style:name="P64" style:family="paragraph" style:parent-style-name="Text_20_body">
      <style:paragraph-properties fo:margin-left="0cm" fo:margin-right="0cm" style:line-height-at-least="0.503cm" fo:text-indent="0cm" style:auto-text-indent="false"/>
    </style:style>
    <style:style style:name="P65" style:family="paragraph" style:parent-style-name="Text_20_body">
      <style:paragraph-properties fo:margin-left="0cm" fo:margin-right="0cm" fo:margin-top="0cm" fo:margin-bottom="0cm" loext:contextual-spacing="false" style:line-height-at-least="0.503cm" fo:text-indent="0cm" style:auto-text-indent="false"/>
    </style:style>
    <style:style style:name="P66" style:family="paragraph" style:parent-style-name="Text_20_body">
      <style:paragraph-properties fo:margin-left="0cm" fo:margin-right="0cm" fo:margin-top="0cm" fo:margin-bottom="0cm" loext:contextual-spacing="false" style:line-height-at-least="0.503cm" fo:text-indent="0cm" style:auto-text-indent="false"/>
      <style:text-properties fo:font-variant="normal" fo:text-transform="none" fo:color="#f39c12" style:text-line-through-style="none" style:text-line-through-type="none" style:font-name="Purisa" fo:font-size="12pt" fo:letter-spacing="normal" style:text-underline-style="none" fo:font-weight="bold" officeooo:paragraph-rsid="05abca06" style:text-blinking="false" fo:background-color="transparent" style:font-size-asian="12pt" style:font-weight-asian="bold" style:font-size-complex="12pt" style:font-weight-complex="bold" fo:padding="0cm" fo:border="none"/>
    </style:style>
    <style:style style:name="P67" style:family="paragraph" style:parent-style-name="Text_20_body" style:list-style-name="L7">
      <style:paragraph-properties fo:margin-left="0cm" fo:margin-right="0cm" fo:margin-top="0cm" fo:margin-bottom="0cm" loext:contextual-spacing="false" style:line-height-at-least="0.503cm" fo:text-indent="0cm" style:auto-text-indent="false" fo:padding="0cm" fo:border="none"/>
    </style:style>
    <style:style style:name="P68" style:family="paragraph" style:parent-style-name="Text_20_body" style:list-style-name="L8">
      <style:paragraph-properties fo:margin-left="0cm" fo:margin-right="0cm" fo:margin-top="0cm" fo:margin-bottom="0cm" loext:contextual-spacing="false" style:line-height-at-least="0.503cm" fo:text-indent="0cm" style:auto-text-indent="false" fo:padding="0cm" fo:border="none"/>
    </style:style>
    <style:style style:name="P69" style:family="paragraph" style:parent-style-name="Text_20_body" style:list-style-name="L9">
      <style:paragraph-properties fo:margin-left="0cm" fo:margin-right="0cm" fo:margin-top="0cm" fo:margin-bottom="0cm" loext:contextual-spacing="false" style:line-height-at-least="0.503cm" fo:text-indent="0cm" style:auto-text-indent="false" fo:padding="0cm" fo:border="none"/>
    </style:style>
    <style:style style:name="P70" style:family="paragraph" style:parent-style-name="Text_20_body" style:list-style-name="L10">
      <style:paragraph-properties fo:margin-left="0cm" fo:margin-right="0cm" fo:margin-top="0cm" fo:margin-bottom="0cm" loext:contextual-spacing="false" style:line-height-at-least="0.503cm" fo:text-indent="0cm" style:auto-text-indent="false" fo:padding="0cm" fo:border="none"/>
    </style:style>
    <style:style style:name="P71" style:family="paragraph" style:parent-style-name="Text_20_body" style:list-style-name="L11">
      <style:paragraph-properties fo:margin-left="0cm" fo:margin-right="0cm" fo:margin-top="0cm" fo:margin-bottom="0cm" loext:contextual-spacing="false" style:line-height-at-least="0.503cm" fo:text-indent="0cm" style:auto-text-indent="false" fo:padding="0cm" fo:border="none"/>
    </style:style>
    <style:style style:name="P72" style:family="paragraph" style:parent-style-name="Text_20_body" style:list-style-name="L12">
      <style:paragraph-properties fo:margin-left="0cm" fo:margin-right="0cm" fo:margin-top="0cm" fo:margin-bottom="0cm" loext:contextual-spacing="false" style:line-height-at-least="0.503cm" fo:text-indent="0cm" style:auto-text-indent="false" fo:padding="0cm" fo:border="none"/>
    </style:style>
    <style:style style:name="P73" style:family="paragraph" style:parent-style-name="Text_20_body" style:list-style-name="L13">
      <style:paragraph-properties fo:margin-left="0cm" fo:margin-right="0cm" fo:margin-top="0cm" fo:margin-bottom="0cm" loext:contextual-spacing="false" style:line-height-at-least="0.503cm" fo:text-indent="0cm" style:auto-text-indent="false" fo:padding="0cm" fo:border="none"/>
    </style:style>
    <style:style style:name="P74" style:family="paragraph" style:parent-style-name="Text_20_body" style:list-style-name="L14">
      <style:paragraph-properties fo:margin-left="0cm" fo:margin-right="0cm" fo:margin-top="0cm" fo:margin-bottom="0cm" loext:contextual-spacing="false" style:line-height-at-least="0.503cm" fo:text-indent="0cm" style:auto-text-indent="false" fo:padding="0cm" fo:border="none"/>
    </style:style>
    <style:style style:name="P75" style:family="paragraph" style:parent-style-name="Text_20_body" style:list-style-name="L15">
      <style:paragraph-properties fo:margin-left="0cm" fo:margin-right="0cm" fo:margin-top="0cm" fo:margin-bottom="0cm" loext:contextual-spacing="false" style:line-height-at-least="0.503cm" fo:text-indent="0cm" style:auto-text-indent="false" fo:padding="0cm" fo:border="none"/>
    </style:style>
    <style:style style:name="P76" style:family="paragraph" style:parent-style-name="Text_20_body" style:list-style-name="L16">
      <style:paragraph-properties fo:margin-left="0cm" fo:margin-right="0cm" fo:margin-top="0cm" fo:margin-bottom="0cm" loext:contextual-spacing="false" style:line-height-at-least="0.503cm" fo:text-indent="0cm" style:auto-text-indent="false" fo:padding="0cm" fo:border="none"/>
    </style:style>
    <style:style style:name="P77" style:family="paragraph" style:parent-style-name="Text_20_body" style:list-style-name="L17">
      <style:paragraph-properties fo:margin-left="0cm" fo:margin-right="0cm" fo:margin-top="0cm" fo:margin-bottom="0cm" loext:contextual-spacing="false" style:line-height-at-least="0.503cm" fo:text-indent="0cm" style:auto-text-indent="false" fo:padding="0cm" fo:border="none"/>
    </style:style>
    <style:style style:name="P78" style:family="paragraph" style:parent-style-name="Text_20_body" style:list-style-name="L18">
      <style:paragraph-properties fo:margin-left="0cm" fo:margin-right="0cm" fo:margin-top="0cm" fo:margin-bottom="0cm" loext:contextual-spacing="false" style:line-height-at-least="0.503cm" fo:text-indent="0cm" style:auto-text-indent="false" fo:padding="0cm" fo:border="none"/>
    </style:style>
    <style:style style:name="P79" style:family="paragraph" style:parent-style-name="Text_20_body" style:list-style-name="L19">
      <style:paragraph-properties fo:margin-left="0cm" fo:margin-right="0cm" fo:margin-top="0cm" fo:margin-bottom="0cm" loext:contextual-spacing="false" style:line-height-at-least="0.503cm" fo:text-indent="0cm" style:auto-text-indent="false" fo:padding="0cm" fo:border="none"/>
    </style:style>
    <style:style style:name="P80" style:family="paragraph" style:parent-style-name="Text_20_body" style:list-style-name="L17">
      <style:paragraph-properties fo:margin-left="0cm" fo:margin-right="0cm" fo:margin-top="0cm" fo:margin-bottom="0cm" loext:contextual-spacing="false" style:line-height-at-least="0.503cm" fo:text-indent="0cm" style:auto-text-indent="false" fo:padding="0cm" fo:border="none"/>
      <style:text-properties fo:font-variant="normal" fo:text-transform="none" fo:color="#cccccc" style:font-name="Open Sans" fo:font-size="10.5pt" fo:letter-spacing="normal" fo:font-style="normal" fo:font-weight="normal"/>
    </style:style>
    <style:style style:name="P81" style:family="paragraph" style:parent-style-name="Text_20_body" style:list-style-name="L19">
      <style:paragraph-properties fo:margin-left="0cm" fo:margin-right="0cm" fo:margin-top="0cm" fo:margin-bottom="0cm" loext:contextual-spacing="false" style:line-height-at-least="0.503cm" fo:text-indent="0cm" style:auto-text-indent="false" fo:padding="0cm" fo:border="none"/>
      <style:text-properties fo:font-variant="normal" fo:text-transform="none" fo:color="#cccccc" style:font-name="Open Sans" fo:font-size="10.5pt" fo:letter-spacing="normal" fo:font-style="normal" fo:font-weight="normal"/>
    </style:style>
    <style:style style:name="P82"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000000" style:font-name="Purisa" fo:font-size="12pt" fo:letter-spacing="normal" fo:font-style="normal" style:text-underline-style="none" fo:font-weight="bold" officeooo:rsid="05abca06" officeooo:paragraph-rsid="05abca06" fo:background-color="transparent"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variant="normal" fo:text-transform="none" fo:color="#707070" style:font-name="Purisa" fo:font-size="12pt" fo:letter-spacing="normal" fo:font-style="normal" fo:font-weight="bold" officeooo:paragraph-rsid="05abca06" style:font-size-asian="12pt" style:font-weight-asian="bold" style:font-size-complex="12pt" style:font-weight-complex="bold" fo:padding="0cm" fo:border="none"/>
    </style:style>
    <style:style style:name="P84" style:family="paragraph" style:parent-style-name="Text_20_body">
      <style:paragraph-properties fo:margin-left="0cm" fo:margin-right="0cm" fo:margin-top="0cm" fo:margin-bottom="0cm" loext:contextual-spacing="false" style:line-height-at-least="0.529cm" fo:text-indent="0cm" style:auto-text-indent="false" fo:background-color="transparent" fo:padding="0cm" fo:border="none">
        <style:background-image/>
      </style:paragraph-properties>
      <style:text-properties fo:font-weight="bold" officeooo:paragraph-rsid="05abca06" style:font-weight-asian="bold" style:font-weight-complex="bold"/>
    </style:style>
    <style:style style:name="P85" style:family="paragraph" style:parent-style-name="Text_20_body">
      <style:paragraph-properties fo:margin-top="0cm" fo:margin-bottom="0cm" loext:contextual-spacing="false"/>
    </style:style>
    <style:style style:name="P86" style:family="paragraph" style:parent-style-name="Text_20_body" style:list-style-name="L1">
      <style:paragraph-properties fo:margin-top="0cm" fo:margin-bottom="0cm" loext:contextual-spacing="false" style:line-height-at-least="0.476cm"/>
    </style:style>
    <style:style style:name="P87" style:family="paragraph" style:parent-style-name="Text_20_body" style:list-style-name="L2">
      <style:paragraph-properties fo:margin-top="0cm" fo:margin-bottom="0cm" loext:contextual-spacing="false" style:line-height-at-least="0.476cm"/>
    </style:style>
    <style:style style:name="P88" style:family="paragraph" style:parent-style-name="Text_20_body" style:list-style-name="L3">
      <style:paragraph-properties fo:margin-top="0cm" fo:margin-bottom="0cm" loext:contextual-spacing="false" style:line-height-at-least="0.476cm"/>
    </style:style>
    <style:style style:name="P89" style:family="paragraph" style:parent-style-name="Text_20_body" style:list-style-name="L4">
      <style:paragraph-properties fo:margin-top="0cm" fo:margin-bottom="0cm" loext:contextual-spacing="false" style:line-height-at-least="0.476cm"/>
    </style:style>
    <style:style style:name="P90" style:family="paragraph" style:parent-style-name="Text_20_body" style:list-style-name="L5">
      <style:paragraph-properties fo:margin-top="0cm" fo:margin-bottom="0cm" loext:contextual-spacing="false" style:line-height-at-least="0.476cm"/>
    </style:style>
    <style:style style:name="P91" style:family="paragraph" style:parent-style-name="Text_20_body" style:list-style-name="L6">
      <style:paragraph-properties fo:margin-top="0cm" fo:margin-bottom="0cm" loext:contextual-spacing="false" style:line-height-at-least="0.476cm"/>
    </style:style>
    <style:style style:name="P92" style:family="paragraph" style:parent-style-name="Text_20_body">
      <style:paragraph-properties fo:margin-top="0cm" fo:margin-bottom="0cm" loext:contextual-spacing="false"/>
      <style:text-properties fo:color="#ffffff" fo:font-size="9.75pt" fo:font-weight="bold" fo:background-color="transparent"/>
    </style:style>
    <style:style style:name="P93" style:family="paragraph" style:parent-style-name="Text_20_body">
      <style:paragraph-properties fo:margin-top="0cm" fo:margin-bottom="0cm" loext:contextual-spacing="false"/>
      <style:text-properties fo:color="#000000" fo:font-size="9.75pt" fo:font-weight="bold" fo:background-color="transparent"/>
    </style:style>
    <style:style style:name="P94" style:family="paragraph" style:parent-style-name="Text_20_body">
      <style:paragraph-properties fo:margin-top="0cm" fo:margin-bottom="0cm" loext:contextual-spacing="false" fo:line-height="140%" fo:text-align="center" style:justify-single-word="false"/>
    </style:style>
    <style:style style:name="P95" style:family="paragraph" style:parent-style-name="Text_20_body" style:list-style-name="L7">
      <style:paragraph-properties fo:margin-top="0cm" fo:margin-bottom="0cm" loext:contextual-spacing="false" style:line-height-at-least="0.503cm" fo:padding="0cm" fo:border="none"/>
    </style:style>
    <style:style style:name="P96" style:family="paragraph" style:parent-style-name="Text_20_body" style:list-style-name="L8">
      <style:paragraph-properties fo:margin-top="0cm" fo:margin-bottom="0cm" loext:contextual-spacing="false" style:line-height-at-least="0.503cm" fo:padding="0cm" fo:border="none"/>
    </style:style>
    <style:style style:name="P97" style:family="paragraph" style:parent-style-name="Text_20_body" style:list-style-name="L9">
      <style:paragraph-properties fo:margin-top="0cm" fo:margin-bottom="0cm" loext:contextual-spacing="false" style:line-height-at-least="0.503cm" fo:padding="0cm" fo:border="none"/>
    </style:style>
    <style:style style:name="P98" style:family="paragraph" style:parent-style-name="Text_20_body" style:list-style-name="L10">
      <style:paragraph-properties fo:margin-top="0cm" fo:margin-bottom="0cm" loext:contextual-spacing="false" style:line-height-at-least="0.503cm" fo:padding="0cm" fo:border="none"/>
    </style:style>
    <style:style style:name="P99" style:family="paragraph" style:parent-style-name="Text_20_body" style:list-style-name="L11">
      <style:paragraph-properties fo:margin-top="0cm" fo:margin-bottom="0cm" loext:contextual-spacing="false" style:line-height-at-least="0.503cm" fo:padding="0cm" fo:border="none"/>
    </style:style>
    <style:style style:name="P100" style:family="paragraph" style:parent-style-name="Text_20_body" style:list-style-name="L12">
      <style:paragraph-properties fo:margin-top="0cm" fo:margin-bottom="0cm" loext:contextual-spacing="false" style:line-height-at-least="0.503cm" fo:padding="0cm" fo:border="none"/>
    </style:style>
    <style:style style:name="P101" style:family="paragraph" style:parent-style-name="Text_20_body" style:list-style-name="L13">
      <style:paragraph-properties fo:margin-top="0cm" fo:margin-bottom="0cm" loext:contextual-spacing="false" style:line-height-at-least="0.503cm" fo:padding="0cm" fo:border="none"/>
    </style:style>
    <style:style style:name="P102" style:family="paragraph" style:parent-style-name="Text_20_body" style:list-style-name="L14">
      <style:paragraph-properties fo:margin-top="0cm" fo:margin-bottom="0cm" loext:contextual-spacing="false" style:line-height-at-least="0.503cm" fo:padding="0cm" fo:border="none"/>
    </style:style>
    <style:style style:name="P103" style:family="paragraph" style:parent-style-name="Text_20_body" style:list-style-name="L15">
      <style:paragraph-properties fo:margin-top="0cm" fo:margin-bottom="0cm" loext:contextual-spacing="false" style:line-height-at-least="0.503cm" fo:padding="0cm" fo:border="none"/>
    </style:style>
    <style:style style:name="P104" style:family="paragraph" style:parent-style-name="Text_20_body" style:list-style-name="L16">
      <style:paragraph-properties fo:margin-top="0cm" fo:margin-bottom="0cm" loext:contextual-spacing="false" style:line-height-at-least="0.503cm" fo:padding="0cm" fo:border="none"/>
    </style:style>
    <style:style style:name="P105" style:family="paragraph" style:parent-style-name="Text_20_body" style:list-style-name="L17">
      <style:paragraph-properties fo:margin-top="0cm" fo:margin-bottom="0cm" loext:contextual-spacing="false" style:line-height-at-least="0.503cm" fo:padding="0cm" fo:border="none"/>
    </style:style>
    <style:style style:name="P106" style:family="paragraph" style:parent-style-name="Text_20_body" style:list-style-name="L18">
      <style:paragraph-properties fo:margin-top="0cm" fo:margin-bottom="0cm" loext:contextual-spacing="false" style:line-height-at-least="0.503cm" fo:padding="0cm" fo:border="none"/>
    </style:style>
    <style:style style:name="P107" style:family="paragraph" style:parent-style-name="Text_20_body" style:list-style-name="L19">
      <style:paragraph-properties fo:margin-top="0cm" fo:margin-bottom="0cm" loext:contextual-spacing="false" style:line-height-at-least="0.503cm" fo:padding="0cm" fo:border="none"/>
    </style:style>
    <style:style style:name="P108" style:family="paragraph" style:parent-style-name="Text_20_body" style:list-style-name="L14">
      <style:paragraph-properties fo:margin-top="0cm" fo:margin-bottom="0cm" loext:contextual-spacing="false" style:line-height-at-least="0.503cm" fo:padding="0cm" fo:border="none"/>
      <style:text-properties fo:font-variant="normal" fo:text-transform="none" fo:color="#cccccc" style:font-name="Open Sans" fo:font-size="10.5pt" fo:letter-spacing="normal" fo:font-style="normal" fo:font-weight="normal"/>
    </style:style>
    <style:style style:name="P109" style:family="paragraph" style:parent-style-name="Text_20_body" style:list-style-name="L16">
      <style:paragraph-properties fo:margin-top="0cm" fo:margin-bottom="0cm" loext:contextual-spacing="false" style:line-height-at-least="0.503cm" fo:padding="0cm" fo:border="none"/>
      <style:text-properties fo:font-variant="normal" fo:text-transform="none" fo:color="#cccccc" style:font-name="Open Sans" fo:font-size="10.5pt" fo:letter-spacing="normal" fo:font-style="normal" fo:font-weight="normal"/>
    </style:style>
    <style:style style:name="P110" style:family="paragraph" style:parent-style-name="Text_20_body" style:list-style-name="L17">
      <style:paragraph-properties fo:margin-top="0cm" fo:margin-bottom="0cm" loext:contextual-spacing="false" style:line-height-at-least="0.503cm" fo:padding="0cm" fo:border="none"/>
      <style:text-properties fo:font-variant="normal" fo:text-transform="none" fo:color="#cccccc" style:font-name="Open Sans" fo:font-size="10.5pt" fo:letter-spacing="normal" fo:font-style="normal" fo:font-weight="normal"/>
    </style:style>
    <style:style style:name="P111" style:family="paragraph" style:parent-style-name="Text_20_body" style:list-style-name="L18">
      <style:paragraph-properties fo:margin-top="0cm" fo:margin-bottom="0cm" loext:contextual-spacing="false" style:line-height-at-least="0.503cm" fo:padding="0cm" fo:border="none"/>
      <style:text-properties fo:font-variant="normal" fo:text-transform="none" fo:color="#cccccc" style:font-name="Open Sans" fo:font-size="10.5pt" fo:letter-spacing="normal" fo:font-style="normal" fo:font-weight="normal"/>
    </style:style>
    <style:style style:name="P112" style:family="paragraph" style:parent-style-name="Text_20_body" style:list-style-name="L19">
      <style:paragraph-properties fo:margin-top="0cm" fo:margin-bottom="0cm" loext:contextual-spacing="false" style:line-height-at-least="0.503cm" fo:padding="0cm" fo:border="none"/>
      <style:text-properties fo:font-variant="normal" fo:text-transform="none" fo:color="#cccccc" style:font-name="Open Sans" fo:font-size="10.5pt" fo:letter-spacing="normal" fo:font-style="normal" fo:font-weight="normal"/>
    </style:style>
    <style:style style:name="P113" style:family="paragraph" style:parent-style-name="Text_20_body" style:list-style-name="L20">
      <style:paragraph-properties fo:margin-top="0cm" fo:margin-bottom="0cm" loext:contextual-spacing="false" style:line-height-at-least="0.529cm" fo:background-color="transparent" fo:padding="0cm" fo:border="none">
        <style:background-image/>
      </style:paragraph-properties>
      <style:text-properties fo:font-weight="bold" officeooo:paragraph-rsid="05abca06" style:font-weight-asian="bold" style:font-weight-complex="bold"/>
    </style:style>
    <style:style style:name="P114" style:family="paragraph" style:parent-style-name="Text_20_body" style:list-style-name="L7">
      <style:paragraph-properties style:line-height-at-least="0.503cm" fo:padding="0cm" fo:border="none"/>
    </style:style>
    <style:style style:name="P115" style:family="paragraph" style:parent-style-name="Text_20_body" style:list-style-name="L8">
      <style:paragraph-properties style:line-height-at-least="0.503cm" fo:padding="0cm" fo:border="none"/>
    </style:style>
    <style:style style:name="P116" style:family="paragraph" style:parent-style-name="Text_20_body" style:list-style-name="L9">
      <style:paragraph-properties style:line-height-at-least="0.503cm" fo:padding="0cm" fo:border="none"/>
    </style:style>
    <style:style style:name="P117" style:family="paragraph" style:parent-style-name="Text_20_body" style:list-style-name="L10">
      <style:paragraph-properties style:line-height-at-least="0.503cm" fo:padding="0cm" fo:border="none"/>
    </style:style>
    <style:style style:name="P118" style:family="paragraph" style:parent-style-name="Text_20_body" style:list-style-name="L11">
      <style:paragraph-properties style:line-height-at-least="0.503cm" fo:padding="0cm" fo:border="none"/>
    </style:style>
    <style:style style:name="P119" style:family="paragraph" style:parent-style-name="Text_20_body" style:list-style-name="L12">
      <style:paragraph-properties style:line-height-at-least="0.503cm" fo:padding="0cm" fo:border="none"/>
    </style:style>
    <style:style style:name="P120" style:family="paragraph" style:parent-style-name="Text_20_body" style:list-style-name="L13">
      <style:paragraph-properties style:line-height-at-least="0.503cm" fo:padding="0cm" fo:border="none"/>
    </style:style>
    <style:style style:name="P121" style:family="paragraph" style:parent-style-name="Text_20_body" style:list-style-name="L14">
      <style:paragraph-properties style:line-height-at-least="0.503cm" fo:padding="0cm" fo:border="none"/>
    </style:style>
    <style:style style:name="P122" style:family="paragraph" style:parent-style-name="Text_20_body" style:list-style-name="L17">
      <style:paragraph-properties style:line-height-at-least="0.503cm" fo:padding="0cm" fo:border="none"/>
    </style:style>
    <style:style style:name="P123" style:family="paragraph" style:parent-style-name="Text_20_body" style:list-style-name="L18">
      <style:paragraph-properties style:line-height-at-least="0.503cm" fo:padding="0cm" fo:border="none"/>
    </style:style>
    <style:style style:name="P124" style:family="paragraph" style:parent-style-name="Text_20_body" style:list-style-name="L19">
      <style:paragraph-properties style:line-height-at-least="0.503cm" fo:padding="0cm" fo:border="none"/>
    </style:style>
    <style:style style:name="P125" style:family="paragraph" style:parent-style-name="Text_20_body" style:list-style-name="L15">
      <style:paragraph-properties style:line-height-at-least="0.503cm" fo:padding="0cm" fo:border="none"/>
      <style:text-properties fo:font-variant="normal" fo:text-transform="none" fo:color="#cccccc" style:font-name="Open Sans" fo:font-size="10.5pt" fo:letter-spacing="normal" fo:font-style="normal" fo:font-weight="normal"/>
    </style:style>
    <style:style style:name="P126" style:family="paragraph" style:parent-style-name="Text_20_body" style:list-style-name="L16">
      <style:paragraph-properties style:line-height-at-least="0.503cm" fo:padding="0cm" fo:border="none"/>
      <style:text-properties fo:font-variant="normal" fo:text-transform="none" fo:color="#cccccc" style:font-name="Open Sans" fo:font-size="10.5pt" fo:letter-spacing="normal" fo:font-style="normal" fo:font-weight="normal"/>
    </style:style>
    <style:style style:name="P127" style:family="paragraph" style:parent-style-name="Text_20_body">
      <style:paragraph-properties fo:margin-left="0.053cm" fo:margin-right="0.053cm" fo:margin-top="0cm" fo:margin-bottom="0cm" loext:contextual-spacing="false" fo:text-indent="0cm" style:auto-text-indent="false"/>
    </style:style>
    <style:style style:name="P128" style:family="paragraph" style:parent-style-name="Text_20_body">
      <style:paragraph-properties fo:margin-left="0.053cm" fo:margin-right="0.053cm" fo:margin-top="0cm" fo:margin-bottom="0cm" loext:contextual-spacing="false" fo:text-indent="0cm" style:auto-text-indent="false"/>
      <style:text-properties fo:color="#000000" fo:font-size="9.75pt" fo:font-weight="bold" fo:background-color="transparent"/>
    </style:style>
    <style:style style:name="P129" style:family="paragraph" style:parent-style-name="Text_20_body">
      <style:paragraph-properties fo:margin-left="0.265cm" fo:margin-right="0cm" fo:margin-top="0cm" fo:margin-bottom="0.106cm" loext:contextual-spacing="false" style:line-height-at-least="0.503cm" fo:text-align="center" style:justify-single-word="false" fo:text-indent="0cm" style:auto-text-indent="false"/>
      <style:text-properties fo:font-variant="normal" fo:text-transform="none" fo:color="#cccccc" fo:letter-spacing="normal" fo:padding="0.212cm" fo:border="1.5pt solid #333333"/>
    </style:style>
    <style:style style:name="P130" style:family="paragraph" style:parent-style-name="Heading_20_2">
      <style:paragraph-properties fo:margin-left="0cm" fo:margin-right="0cm" fo:margin-top="0.397cm" fo:margin-bottom="0.132cm" loext:contextual-spacing="false" fo:text-indent="0cm" style:auto-text-indent="false" fo:padding="0cm" fo:border="none"/>
    </style:style>
    <style:style style:name="P131" style:family="paragraph" style:parent-style-name="Heading_20_2">
      <style:paragraph-properties fo:margin-left="0cm" fo:margin-right="0cm" fo:margin-top="0.397cm" fo:margin-bottom="0.132cm" loext:contextual-spacing="false" fo:text-indent="0cm" style:auto-text-indent="false" fo:padding="0cm" fo:border="none"/>
      <style:text-properties fo:font-variant="normal" fo:text-transform="none" fo:color="#ffffff" style:font-name="Open Sans" fo:font-size="15.75pt" fo:letter-spacing="normal" fo:font-style="normal" fo:font-weight="normal"/>
    </style:style>
    <style:style style:name="P132"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ff3333" style:font-name="Purisa" fo:font-size="12pt" fo:letter-spacing="normal" fo:font-style="normal" style:text-underline-style="solid" style:text-underline-width="auto" style:text-underline-color="font-color" fo:font-weight="bold" officeooo:paragraph-rsid="05abca06" fo:background-color="transparent" style:font-size-asian="12pt" style:font-weight-asian="bold" style:font-size-complex="12pt" style:font-weight-complex="bold" fo:padding="0cm" fo:border="none"/>
    </style:style>
    <style:style style:name="T1" style:family="text">
      <style:text-properties style:font-name="Purisa" fo:font-size="12pt" style:text-underline-style="none" fo:font-weight="bold" style:font-size-asian="12pt" style:font-size-complex="12pt"/>
    </style:style>
    <style:style style:name="T2" style:family="text">
      <style:text-properties style:font-name="Purisa" fo:font-size="12pt" style:text-underline-style="none" fo:font-weight="bold" officeooo:rsid="059846c7" style:font-size-asian="12pt" style:font-size-complex="12pt"/>
    </style:style>
    <style:style style:name="T3" style:family="text">
      <style:text-properties fo:color="#ff3333" style:font-name="Purisa" fo:font-size="12pt" fo:font-weight="bold" style:font-size-asian="12pt" style:font-size-complex="12pt"/>
    </style:style>
    <style:style style:name="T4" style:family="text">
      <style:text-properties fo:color="#ff3333" style:font-name="Purisa" fo:font-size="12pt" fo:font-weight="bold" officeooo:rsid="00567e5b" style:font-size-asian="12pt" style:font-size-complex="12pt"/>
    </style:style>
    <style:style style:name="T5" style:family="text">
      <style:text-properties fo:color="#ff3333" style:font-name="Purisa" fo:font-size="12pt" fo:font-weight="bold" officeooo:rsid="005a938b" style:font-size-asian="12pt" style:font-size-complex="12pt"/>
    </style:style>
    <style:style style:name="T6" style:family="text">
      <style:text-properties fo:color="#ff3333" style:font-name="Purisa" fo:font-size="12pt" fo:font-weight="bold" officeooo:rsid="05930636" style:font-size-asian="12pt" style:font-size-complex="12pt"/>
    </style:style>
    <style:style style:name="T7" style:family="text">
      <style:text-properties fo:color="#ff3333" style:font-name="Purisa" fo:font-size="12pt" style:text-underline-style="solid" style:text-underline-width="auto" style:text-underline-color="font-color" fo:font-weight="bold" style:font-size-asian="12pt" style:font-size-complex="12pt"/>
    </style:style>
    <style:style style:name="T8" style:family="text">
      <style:text-properties fo:color="#ff3333" style:font-name="Purisa" fo:font-size="12pt" style:text-underline-style="solid" style:text-underline-width="auto" style:text-underline-color="font-color" fo:font-weight="bold" officeooo:rsid="05930636" style:font-size-asian="12pt" style:font-size-complex="12pt"/>
    </style:style>
    <style:style style:name="T9" style:family="text">
      <style:text-properties fo:color="#ff3333" style:font-name="Purisa" fo:font-size="12pt" style:text-underline-style="solid" style:text-underline-width="auto" style:text-underline-color="font-color" fo:font-weight="bold" officeooo:rsid="059a3026" style:font-size-asian="12pt" style:font-size-complex="12pt"/>
    </style:style>
    <style:style style:name="T10" style:family="text">
      <style:text-properties fo:color="#ff3333" style:font-name="Purisa"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color="#ff3333" style:font-name="Purisa" fo:font-size="12pt" style:text-underline-style="solid" style:text-underline-width="auto" style:text-underline-color="font-color" fo:font-weight="bold" fo:background-color="transparent" loext:char-shading-value="0" style:font-size-asian="12pt" style:font-size-complex="12pt"/>
    </style:style>
    <style:style style:name="T12" style:family="text">
      <style:text-properties fo:color="#ff3333" style:font-name="Purisa" fo:font-size="12pt" style:text-underline-style="none" fo:font-weight="bold" style:font-size-asian="12pt" style:font-size-complex="12pt"/>
    </style:style>
    <style:style style:name="T13" style:family="text">
      <style:text-properties fo:color="#ff3333" style:font-name="Purisa" fo:font-size="12pt" style:text-underline-style="none" fo:font-weight="bold" officeooo:rsid="059a3026" style:font-size-asian="12pt" style:font-size-complex="12pt"/>
    </style:style>
    <style:style style:name="T14" style:family="text">
      <style:text-properties fo:color="#000000"/>
    </style:style>
    <style:style style:name="T15" style:family="text">
      <style:text-properties fo:color="#000000" style:font-name="Purisa" fo:font-size="12pt" style:text-underline-style="none" fo:font-weight="bold" style:font-size-asian="12pt" style:font-size-complex="12pt"/>
    </style:style>
    <style:style style:name="T16" style:family="text">
      <style:text-properties fo:color="#000000" style:font-name="Purisa" fo:font-size="12pt" style:text-underline-style="none" fo:font-weight="bold" officeooo:rsid="059667c0" style:font-size-asian="12pt" style:font-size-complex="12pt"/>
    </style:style>
    <style:style style:name="T17" style:family="text">
      <style:text-properties fo:color="#000000" style:font-name="Purisa" fo:font-size="12pt" style:text-underline-style="none" fo:font-weight="bold" officeooo:rsid="059846c7" style:font-size-asian="12pt" style:font-size-complex="12pt"/>
    </style:style>
    <style:style style:name="T18" style:family="text">
      <style:text-properties fo:color="#000000" style:font-name="Purisa" fo:font-size="12pt" style:text-underline-style="none" fo:font-weight="bold" officeooo:rsid="059c162f" style:font-size-asian="12pt" style:font-size-complex="12pt"/>
    </style:style>
    <style:style style:name="T19" style:family="text">
      <style:text-properties fo:color="#000000" style:font-name="Purisa" fo:font-size="12pt" style:text-underline-style="none" fo:font-weight="bold" officeooo:rsid="059d320d" style:font-size-asian="12pt" style:font-size-complex="12pt"/>
    </style:style>
    <style:style style:name="T20" style:family="text">
      <style:text-properties fo:color="#000000" style:font-name="Purisa" fo:font-size="12pt" style:text-underline-style="none" fo:font-weight="bold" officeooo:rsid="059a3026" style:font-size-asian="12pt" style:font-size-complex="12pt"/>
    </style:style>
    <style:style style:name="T21" style:family="text">
      <style:text-properties fo:color="#000000" style:font-name="Purisa" fo:font-size="12pt" style:text-underline-style="none" fo:font-weight="bold" officeooo:rsid="059d6284" style:font-size-asian="12pt" style:font-size-complex="12pt"/>
    </style:style>
    <style:style style:name="T22" style:family="text">
      <style:text-properties fo:color="#000000" style:font-name="Purisa" fo:font-size="12pt" style:text-underline-style="none" fo:font-weight="bold" officeooo:rsid="059f020a" style:font-size-asian="12pt" style:font-size-complex="12pt"/>
    </style:style>
    <style:style style:name="T23" style:family="text">
      <style:text-properties fo:color="#000000" style:font-name="Purisa" fo:font-size="12pt" style:text-underline-style="none" fo:font-weight="bold" fo:background-color="#66ffff" loext:char-shading-value="0" style:font-size-asian="12pt" style:font-size-complex="12pt"/>
    </style:style>
    <style:style style:name="T24" style:family="text">
      <style:text-properties fo:color="#000000" style:font-name="Purisa" fo:font-size="12pt" style:text-underline-style="none" fo:font-weight="bold" officeooo:rsid="059846c7" fo:background-color="#66ffff" loext:char-shading-value="0" style:font-size-asian="12pt" style:font-size-complex="12pt"/>
    </style:style>
    <style:style style:name="T25" style:family="text">
      <style:text-properties fo:color="#000000" style:font-name="Purisa" fo:font-size="12pt" style:text-underline-style="none" fo:font-weight="bold" officeooo:rsid="059667c0" fo:background-color="#66ffff" loext:char-shading-value="0" style:font-size-asian="12pt" style:font-size-complex="12pt"/>
    </style:style>
    <style:style style:name="T26" style:family="text">
      <style:text-properties fo:color="#000000" style:font-name="Purisa" fo:font-size="12pt" style:text-underline-style="none" fo:font-weight="bold" officeooo:rsid="059a3026" fo:background-color="#66ffff" loext:char-shading-value="0" style:font-size-asian="12pt" style:font-size-complex="12pt"/>
    </style:style>
    <style:style style:name="T27" style:family="text">
      <style:text-properties fo:color="#000000" style:font-name="Purisa" fo:font-size="12pt" style:text-underline-style="none" fo:font-weight="bold" officeooo:rsid="059f020a" fo:background-color="#66ffff" loext:char-shading-value="0" style:font-size-asian="12pt" style:font-size-complex="12pt"/>
    </style:style>
    <style:style style:name="T28" style:family="text">
      <style:text-properties fo:color="#000000" style:font-name="Purisa" fo:font-size="12pt" style:text-underline-style="none" fo:font-weight="bold" fo:background-color="transparent" loext:char-shading-value="0" style:font-size-asian="12pt" style:font-size-complex="12pt"/>
    </style:style>
    <style:style style:name="T29" style:family="text">
      <style:text-properties fo:color="#000000" style:font-name="Purisa" fo:font-size="12pt" style:text-underline-style="none" fo:font-weight="bold" officeooo:rsid="059f020a" fo:background-color="transparent" loext:char-shading-value="0" style:font-size-asian="12pt" style:font-size-complex="12pt"/>
    </style:style>
    <style:style style:name="T30" style:family="text">
      <style:text-properties fo:color="#000000" style:font-name="Purisa" fo:font-size="12pt" style:text-underline-style="none" fo:font-weight="bold" officeooo:rsid="05a3d1e8" fo:background-color="transparent" loext:char-shading-value="0" style:font-size-asian="12pt" style:font-size-complex="12pt"/>
    </style:style>
    <style:style style:name="T31" style:family="text">
      <style:text-properties fo:color="#000000" style:text-line-through-style="none" style:text-line-through-type="none" fo:font-size="9pt" style:text-underline-style="none" fo:font-weight="bold" style:text-blinking="false"/>
    </style:style>
    <style:style style:name="T32" style:family="text">
      <style:text-properties fo:color="#9933ff" style:font-name="Purisa" fo:font-size="12pt" style:text-underline-style="none" fo:font-weight="bold" style:font-size-asian="12pt" style:font-size-complex="12pt"/>
    </style:style>
    <style:style style:name="T33" style:family="text">
      <style:text-properties fo:color="#9933ff" style:font-name="Purisa" fo:font-size="12pt" style:text-underline-style="none" fo:font-weight="bold" officeooo:rsid="059667c0" style:font-size-asian="12pt" style:font-size-complex="12pt"/>
    </style:style>
    <style:style style:name="T34" style:family="text">
      <style:text-properties fo:color="#9933ff" style:font-name="Purisa" fo:font-size="12pt" style:text-underline-style="none" fo:font-weight="bold" officeooo:rsid="059846c7" style:font-size-asian="12pt" style:font-size-complex="12pt"/>
    </style:style>
    <style:style style:name="T35" style:family="text">
      <style:text-properties fo:color="#9900ff" style:font-name="Purisa" fo:font-size="12pt" style:text-underline-style="none" fo:font-weight="bold" style:font-size-asian="12pt" style:font-size-complex="12pt"/>
    </style:style>
    <style:style style:name="T36" style:family="text">
      <style:text-properties fo:color="#9900ff" style:font-name="Purisa" fo:font-size="12pt" style:text-underline-style="none" fo:font-weight="bold" fo:background-color="transparent" loext:char-shading-value="0" style:font-size-asian="12pt" style:font-size-complex="12pt"/>
    </style:style>
    <style:style style:name="T37" style:family="text">
      <style:text-properties fo:color="#00cc00" style:font-name="Purisa" fo:font-size="12pt" style:text-underline-style="none" fo:font-weight="bold" style:font-size-asian="12pt" style:font-size-complex="12pt"/>
    </style:style>
    <style:style style:name="T38" style:family="text">
      <style:text-properties fo:color="#00ff66" style:font-name="Purisa" fo:font-size="12pt" style:text-underline-style="none" fo:font-weight="bold" style:font-size-asian="12pt" style:font-size-complex="12pt"/>
    </style:style>
    <style:style style:name="T39" style:family="text">
      <style:text-properties fo:color="#00ff66" style:font-name="Purisa" fo:font-size="12pt" style:text-underline-style="none" fo:font-weight="bold" fo:background-color="transparent" loext:char-shading-value="0" style:font-size-asian="12pt" style:font-size-complex="12pt"/>
    </style:style>
    <style:style style:name="T40" style:family="text">
      <style:text-properties fo:font-style="normal"/>
    </style:style>
    <style:style style:name="T41" style:family="text">
      <style:text-properties fo:font-style="normal" officeooo:rsid="05a772f9"/>
    </style:style>
    <style:style style:name="T42" style:family="text">
      <style:text-properties fo:font-variant="normal" fo:text-transform="none" fo:color="#000000" style:text-line-through-style="none" style:text-line-through-type="none" style:font-name="Purisa" fo:font-size="12pt" fo:letter-spacing="normal" fo:font-style="normal" style:text-underline-style="none" fo:font-weight="bold" style:text-blinking="false" style:font-size-asian="12pt" style:font-weight-asian="bold" style:font-size-complex="12pt" style:font-weight-complex="bold"/>
    </style:style>
    <style:style style:name="T43" style:family="text">
      <style:text-properties fo:font-variant="normal" fo:text-transform="none" fo:color="#000000" style:text-line-through-style="none" style:text-line-through-type="none" style:font-name="Purisa" fo:font-size="12pt" fo:letter-spacing="normal" fo:font-style="normal" style:text-underline-style="none" fo:font-weight="bold" style:text-blinking="false" fo:background-color="#66ffff" loext:char-shading-value="0" style:font-size-asian="12pt" style:font-weight-asian="bold" style:font-size-complex="12pt" style:font-weight-complex="bold"/>
    </style:style>
    <style:style style:name="T44" style:family="text">
      <style:text-properties fo:font-variant="normal" fo:text-transform="none" fo:color="#000000" style:font-name="Purisa" fo:font-size="12pt" fo:letter-spacing="normal" fo:font-style="normal" fo:font-weight="bold" style:font-size-asian="12pt" style:font-weight-asian="bold" style:font-size-complex="12pt" style:font-weight-complex="bold"/>
    </style:style>
    <style:style style:name="T45" style:family="text">
      <style:text-properties fo:font-variant="normal" fo:text-transform="none" fo:color="#000000" style:font-name="Purisa" fo:font-size="12pt" fo:letter-spacing="normal" fo:font-style="normal" fo:font-weight="bold" officeooo:rsid="05a5b76e" style:font-size-asian="12pt" style:font-weight-asian="bold" style:font-size-complex="12pt" style:font-weight-complex="bold"/>
    </style:style>
    <style:style style:name="T46" style:family="text">
      <style:text-properties fo:font-variant="normal" fo:text-transform="none" fo:color="#000000" style:font-name="Purisa" fo:font-size="12pt" fo:letter-spacing="normal" fo:font-style="normal" fo:font-weight="bold" fo:background-color="#66ffff" loext:char-shading-value="0" style:font-size-asian="12pt" style:font-weight-asian="bold" style:font-size-complex="12pt" style:font-weight-complex="bold"/>
    </style:style>
    <style:style style:name="T47" style:family="text">
      <style:text-properties fo:font-variant="normal" fo:text-transform="none" fo:color="#000000" style:font-name="Open Sans" fo:font-size="15.75pt" fo:letter-spacing="normal" fo:font-style="normal" fo:font-weight="normal"/>
    </style:style>
    <style:style style:name="T48" style:family="text">
      <style:text-properties fo:font-variant="normal" fo:text-transform="none" fo:color="#ffd100" style:text-line-through-style="none" style:text-line-through-type="none" style:font-name="Open Sans" fo:font-size="10.5pt" fo:letter-spacing="normal" fo:font-style="normal" style:text-underline-style="none" fo:font-weight="bold" style:text-blinking="false"/>
    </style:style>
    <style:style style:name="T49" style:family="text">
      <style:text-properties fo:font-variant="normal" fo:text-transform="none" fo:color="#ffd100" style:text-line-through-style="none" style:text-line-through-type="none" style:font-name="Open Sans" fo:font-size="10.5pt" fo:letter-spacing="normal" fo:font-style="normal" style:text-underline-style="none" fo:font-weight="normal" style:text-blinking="false"/>
    </style:style>
    <style:style style:name="T50" style:family="text">
      <style:text-properties fo:font-variant="normal" fo:text-transform="none" fo:color="#ffd100" style:text-line-through-style="none" style:text-line-through-type="none" fo:letter-spacing="normal" style:text-underline-style="none" style:text-blinking="false"/>
    </style:style>
    <style:style style:name="T51" style:family="text">
      <style:text-properties fo:font-variant="normal" fo:text-transform="none" fo:color="#cccccc" style:font-name="Open Sans" fo:font-size="10.5pt" fo:letter-spacing="normal" fo:font-style="normal" fo:font-weight="normal"/>
    </style:style>
    <style:style style:name="T52" style:family="text">
      <style:text-properties fo:font-variant="normal" fo:text-transform="none" fo:color="#cccccc" fo:letter-spacing="normal"/>
    </style:style>
    <style:style style:name="T53" style:family="text">
      <style:text-properties fo:font-variant="normal" fo:text-transform="none" fo:color="#0070dd" style:text-line-through-style="none" style:text-line-through-type="none" style:font-name="Open Sans" fo:font-size="10.5pt" fo:letter-spacing="normal" fo:font-style="normal" style:text-underline-style="none" fo:font-weight="normal" style:text-blinking="false"/>
    </style:style>
    <style:style style:name="T54" style:family="text">
      <style:text-properties fo:font-variant="normal" fo:text-transform="none" fo:color="#0070dd" style:text-line-through-style="none" style:text-line-through-type="none" fo:letter-spacing="normal" style:text-underline-style="none" style:text-blinking="false"/>
    </style:style>
    <style:style style:name="T55" style:family="text">
      <style:text-properties fo:font-variant="normal" fo:text-transform="none" fo:color="#ffffff" style:text-line-through-style="none" style:text-line-through-type="none" style:font-name="Open Sans" fo:font-size="10.5pt" fo:letter-spacing="normal" fo:font-style="normal" style:text-underline-style="none" fo:font-weight="bold" style:text-blinking="false" fo:padding="0cm" fo:border="none"/>
    </style:style>
    <style:style style:name="T56" style:family="text">
      <style:text-properties fo:font-variant="normal" fo:text-transform="none" fo:color="#ffffff" style:font-name="Open Sans" fo:font-size="10.5pt" fo:letter-spacing="normal" fo:font-style="normal" fo:font-weight="bold"/>
    </style:style>
    <style:style style:name="T57" style:family="text">
      <style:text-properties fo:font-variant="normal" fo:text-transform="none" fo:color="#707070" style:font-name="Arial1" fo:font-size="9pt" fo:letter-spacing="normal" fo:font-style="normal" fo:font-weight="normal" fo:padding="0cm" fo:border="none"/>
    </style:style>
    <style:style style:name="T58" style:family="text">
      <style:text-properties fo:font-variant="normal" fo:text-transform="none" fo:color="#707070" style:font-name="Arial1" fo:letter-spacing="normal" fo:font-style="normal" fo:font-weight="normal" fo:padding="0cm" fo:border="none"/>
    </style:style>
    <style:style style:name="T59" style:family="text">
      <style:text-properties fo:font-variant="normal" fo:text-transform="none" fo:color="#707070" style:font-name="Arial1" fo:font-size="12pt" fo:letter-spacing="normal" fo:font-style="normal" fo:font-weight="normal" style:font-size-asian="12pt" style:font-size-complex="12pt" fo:padding="0cm" fo:border="none"/>
    </style:style>
    <style:style style:name="T60" style:family="text">
      <style:text-properties fo:font-variant="normal" fo:text-transform="none" fo:color="#707070" fo:font-size="12pt" fo:letter-spacing="normal" fo:font-style="normal" fo:font-weight="normal" style:font-size-asian="12pt" style:font-size-complex="12pt" fo:padding="0cm" fo:border="none"/>
    </style:style>
    <style:style style:name="T61" style:family="text">
      <style:text-properties fo:font-variant="normal" fo:text-transform="none" fo:color="#707070" style:font-name="Purisa" fo:font-size="12pt" fo:letter-spacing="normal" fo:font-style="normal" fo:font-weight="normal" style:font-size-asian="12pt" style:font-size-complex="12pt" fo:padding="0cm" fo:border="none"/>
    </style:style>
    <style:style style:name="T62" style:family="text">
      <style:text-properties fo:font-variant="normal" fo:text-transform="none" fo:color="#707070" style:font-name="Purisa" fo:font-size="12pt" fo:letter-spacing="normal" fo:font-style="normal" fo:font-weight="normal" officeooo:rsid="05abca06" style:font-size-asian="12pt" style:font-size-complex="12pt" fo:padding="0cm" fo:border="none"/>
    </style:style>
    <style:style style:name="T63" style:family="text">
      <style:text-properties fo:font-variant="normal" fo:text-transform="none" fo:color="#707070" style:font-name="Purisa" fo:font-size="12pt" fo:letter-spacing="normal" fo:font-style="normal" style:font-size-asian="12pt" style:font-size-complex="12pt" fo:padding="0cm" fo:border="none"/>
    </style:style>
    <style:style style:name="T64" style:family="text">
      <style:text-properties fo:font-variant="normal" fo:text-transform="none" fo:color="#707070" style:font-name="Purisa" fo:font-size="12pt" fo:letter-spacing="normal" fo:font-style="normal" officeooo:rsid="05abca06" style:font-size-asian="12pt" style:font-size-complex="12pt" fo:padding="0cm" fo:border="none"/>
    </style:style>
    <style:style style:name="T65" style:family="text">
      <style:text-properties fo:font-variant="normal" fo:text-transform="none" fo:color="#f39c12" style:text-line-through-style="none" style:text-line-through-type="none" style:font-name="Arial1" fo:font-size="9pt" fo:letter-spacing="normal" fo:font-style="normal" style:text-underline-style="none" fo:font-weight="normal" style:text-blinking="false" fo:padding="0cm" fo:border="none"/>
    </style:style>
    <style:style style:name="T66" style:family="text">
      <style:text-properties fo:font-variant="normal" fo:text-transform="none" fo:color="#f39c12" style:text-line-through-style="none" style:text-line-through-type="none" style:font-name="Arial1" fo:letter-spacing="normal" fo:font-style="normal" style:text-underline-style="none" fo:font-weight="normal" style:text-blinking="false" fo:padding="0cm" fo:border="none"/>
    </style:style>
    <style:style style:name="T67" style:family="text">
      <style:text-properties fo:font-variant="normal" fo:text-transform="none" fo:color="#f39c12" style:text-line-through-style="none" style:text-line-through-type="none" style:font-name="Arial1" fo:font-size="12pt" fo:letter-spacing="normal" fo:font-style="normal" style:text-underline-style="none" fo:font-weight="normal" style:text-blinking="false" style:font-size-asian="12pt" style:font-size-complex="12pt" fo:padding="0cm" fo:border="none"/>
    </style:style>
    <style:style style:name="T68" style:family="text">
      <style:text-properties fo:font-variant="normal" fo:text-transform="none" fo:color="#f39c12" style:text-line-through-style="none" style:text-line-through-type="none" fo:font-size="12pt" fo:letter-spacing="normal" fo:font-style="normal" style:text-underline-style="none" fo:font-weight="normal" style:text-blinking="false" style:font-size-asian="12pt" style:font-size-complex="12pt" fo:padding="0cm" fo:border="none"/>
    </style:style>
    <style:style style:name="T69" style:family="text">
      <style:text-properties fo:font-variant="normal" fo:text-transform="none" fo:color="#f39c12" style:text-line-through-style="none" style:text-line-through-type="none" style:font-name="Purisa" fo:font-size="12pt" fo:letter-spacing="normal" fo:font-style="normal" style:text-underline-style="none" fo:font-weight="normal" style:text-blinking="false" style:font-size-asian="12pt" style:font-size-complex="12pt" fo:padding="0cm" fo:border="none"/>
    </style:style>
    <style:style style:name="T70" style:family="text">
      <style:text-properties fo:font-variant="normal" fo:text-transform="none" fo:color="#f39c12" style:text-line-through-style="none" style:text-line-through-type="none" style:font-name="Purisa" fo:font-size="12pt" fo:letter-spacing="normal" fo:font-style="normal" style:text-underline-style="none" style:text-blinking="false" style:font-size-asian="12pt" style:font-size-complex="12pt" fo:padding="0cm" fo:border="none"/>
    </style:style>
    <style:style style:name="T71" style:family="text">
      <style:text-properties fo:font-weight="bold" style:font-weight-asian="bold" style:font-weight-complex="bold"/>
    </style:style>
    <style:style style:name="T72" style:family="text">
      <style:text-properties fo:background-color="#66ffff" loext:char-shading-value="0"/>
    </style:style>
    <style:style style:name="T73" style:family="text">
      <style:text-properties fo:background-color="#9900ff" loext:char-shading-value="0"/>
    </style:style>
    <style:style style:name="T74" style:family="text">
      <style:text-properties officeooo:rsid="05a81433"/>
    </style:style>
    <style:style style:name="T75" style:family="text">
      <style:text-properties fo:color="#99ff66"/>
    </style:style>
    <style:style style:name="T76" style:family="text">
      <style:text-properties fo:color="#99ff66" fo:font-weight="bold" style:font-weight-asian="bold" style:font-weight-complex="bold"/>
    </style:style>
    <style:style style:name="T77" style:family="text">
      <style:text-properties style:font-name="Open Sans" fo:font-size="9.75pt" fo:font-style="normal" fo:font-weight="normal"/>
    </style:style>
    <style:style style:name="T78" style:family="text">
      <style:text-properties style:font-name="Open Sans" fo:font-size="13.5pt" fo:font-style="normal" fo:font-weight="bold"/>
    </style:style>
    <style:style style:name="T79" style:family="text">
      <style:text-properties fo:color="#cccccc" style:font-name="Open Sans" fo:font-size="9.75pt" fo:font-style="normal" fo:font-weight="normal" fo:padding="0.212cm" fo:border="1.5pt solid #333333"/>
    </style:style>
    <style:style style:name="T80" style:family="text">
      <style:text-properties fo:color="#ffffff" style:text-line-through-style="none" style:text-line-through-type="none" fo:font-size="9pt" style:text-underline-style="none" fo:font-weight="normal" style:text-blinking="false" fo:padding="0cm" fo:border="none"/>
    </style:style>
    <style:style style:name="T81" style:family="text">
      <style:text-properties fo:color="#ffd100" style:text-line-through-style="none" style:text-line-through-type="none" fo:font-size="9pt" style:text-underline-style="none" fo:font-weight="bold" style:text-blinking="false"/>
    </style:style>
    <style:style style:name="T82" style:family="text">
      <style:text-properties fo:color="#707070" style:font-name="Arial1" fo:font-size="9pt" fo:font-style="normal" fo:font-weight="normal" fo:padding="0cm" fo:border="none"/>
    </style:style>
    <style:style style:name="T83" style:family="text">
      <style:text-properties fo:color="#707070" style:font-name="Arial1" fo:font-style="normal" fo:font-weight="normal" fo:padding="0cm" fo:border="none"/>
    </style:style>
    <style:style style:name="T84" style:family="text">
      <style:text-properties fo:color="#707070" fo:font-style="normal" fo:font-weight="normal" fo:padding="0cm" fo:border="none"/>
    </style:style>
    <style:style style:name="T85" style:family="text">
      <style:text-properties fo:color="#707070" fo:font-style="normal" fo:padding="0cm" fo: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chindoun Dungeon</text:p>
      <text:p text:style-name="P24">Boss:</text:p>
      <text:p text:style-name="P2"><text:span text:style-name="T4">V</text:span><text:span text:style-name="T5">igilante</text:span><text:span text:style-name="T4"> Kaathar</text:span></text:p>
      <text:p text:style-name="P2"><text:span text:style-name="T6">Vincolatrice D'anime</text:span><text:span text:style-name="T3"> Nyami</text:span></text:p>
      <text:p text:style-name="P28">Azzakel</text:p>
      <text:p text:style-name="P28">Teron'gor</text:p>
      <text:p text:style-name="P28"/>
      <text:p text:style-name="P30">Questa Istanza normal sarà accessibile tramite la ricerca delle istanze dal livello 95, non è particolarmente difficile per nessun ruolo in particolare, i trash sono molto facili, e con un damage contenuto, a patto che vengano interrotti i cast spell.</text:p>
      <text:p text:style-name="P3"><text:span text:style-name="T15">Il primo Boss il </text:span><text:span text:style-name="T7">Vigilante Kaathar</text:span><text:span text:style-name="T12"> </text:span><text:span text:style-name="T15">ha queste </text:span><text:span text:style-name="T16">cinque</text:span><text:span text:style-name="T15"> abilità:</text:span></text:p>
      <text:p text:style-name="P48"/>
      <text:p text:style-name="P13"><text:span text:style-name="T23">Scudo Benedetto:</text:span><text:span text:style-name="T15"> Scaglia uno scudo di energia sacra, infliggendo danni da sacro all'impatto, accecando il bersaglio e impedendone il movimento per 30s. </text:span></text:p>
      <text:p text:style-name="P4"><text:span text:style-name="T23">Luce Consacrata:</text:span><text:span text:style-name="T15"> Canalizza il potere consacrato, infliggendo danni da sacro crescenti a tutti i giocatori ogni secondo per 5sHM (9s nm). </text:span></text:p>
      <text:p text:style-name="P4"><text:span text:style-name="T23">Assalto Santificato:</text:span><text:span text:style-name="T15"> Crea una fenditura di energia sacra, infliggendo danni da sacro ai nemici colpiti sul Terreno Benedetto. </text:span></text:p>
      <text:p text:style-name="P4"><text:span text:style-name="T23">Suolo Santificato:</text:span><text:span text:style-name="T15"> Crea una zona di Suolo Santificato, infliggendo 46.512HM, (19.638nm) danni da sacro ai nemici entro 8 metri quando viene attivata da un <text:tab/>giocatore. </text:span></text:p>
      <text:p text:style-name="P4"><text:span text:style-name="T23">Destino :</text:span><text:span text:style-name="T15"> Concentra l'energia sacra che erutta dal Suolo Santificato. </text:span></text:p>
      <text:p text:style-name="P45">DINAMICA:</text:p>
      <text:p text:style-name="P4"><text:span text:style-name="T15">Lo scontro non è difficile, le uniche cose da fare sono spostarsi </text:span><text:soft-page-break/><text:span text:style-name="T15">dal terreno afflitto da </text:span><text:span text:style-name="T24">Assalto</text:span><text:span text:style-name="T23"> Santificato</text:span><text:span text:style-name="T15">.</text:span></text:p>
      <text:p text:style-name="P31">Non stare troppo lontani ma stare in posizioni ravvicinate diciamo massimo 15 yarde di range.</text:p>
      <text:p text:style-name="P4"><text:span text:style-name="T15">Quando <text:s/></text:span><text:span text:style-name="T7">Kaathar</text:span><text:span text:style-name="T15"> lancia </text:span><text:span text:style-name="T23">Scudo Benedetto</text:span><text:span text:style-name="T15"> </text:span><text:span text:style-name="T17">su un bersaglio casuale (che verrà disorientato per 30s</text:span><text:span text:style-name="T15"> bisogna prepararsi </text:span><text:span text:style-name="T17">ad andarci dietro per ripararsi dal danno della successiva abilità </text:span><text:span text:style-name="T24">Luce Consacrata</text:span><text:span text:style-name="T17"> che fa danno aoe.</text:span></text:p>
      <text:p text:style-name="P46"><text:span text:style-name="T2">R</text:span><text:span text:style-name="T1">uoli:</text:span></text:p>
      <text:p text:style-name="P5"><text:span text:style-name="T32">Tank:</text:span><text:span text:style-name="T15"> </text:span><text:span text:style-name="T16">il tank deve sempre tenere il boss di spalle al party e muoverlo in base al </text:span><text:span text:style-name="T25">Suolo Santificato</text:span><text:span text:style-name="T16">. </text:span><text:span text:style-name="T15">Correre dietro allo </text:span><text:span text:style-name="T23">Scudo Benedetto</text:span><text:span text:style-name="T15"> per evitare </text:span><text:span text:style-name="T23">Luce Consacrata</text:span></text:p>
      <text:p text:style-name="P32"/>
      <text:p text:style-name="P6"><text:span text:style-name="T33">D</text:span><text:span text:style-name="T34">ps:</text:span><text:span text:style-name="T17"> evitare </text:span><text:span text:style-name="T24">Assalto</text:span><text:span text:style-name="T25"> Santificato</text:span><text:span text:style-name="T16">, </text:span><text:span text:style-name="T17">correre dietro allo </text:span><text:span text:style-name="T24">Scudo Benedetto</text:span><text:span text:style-name="T17"> per evitare </text:span><text:span text:style-name="T24">Luce Consacrata</text:span><text:span text:style-name="T17">.</text:span></text:p>
      <text:p text:style-name="P5"><text:span text:style-name="T32">Healer:</text:span><text:span text:style-name="T15"> evitare </text:span><text:span text:style-name="T23">Assalto</text:span><text:span text:style-name="T25"> Santificato</text:span><text:span text:style-name="T16">, </text:span><text:span text:style-name="T15">correre dietro allo </text:span><text:span text:style-name="T23">Scudo Benedetto</text:span><text:span text:style-name="T15"> per evitare </text:span><text:span text:style-name="T23">Luce Consacrata</text:span><text:span text:style-name="T15">.</text:span></text:p>
      <text:p text:style-name="P33"/>
      <text:p text:style-name="P7"><text:span text:style-name="T15">Il secondo Boss che vi troverete ad affrontare si chiama </text:span><text:span text:style-name="T8">Vincolatrice D'anime</text:span><text:span text:style-name="T7"> Nyami</text:span><text:span text:style-name="T17"> </text:span><text:span text:style-name="T15">vediamo come affrontarlo..</text:span></text:p>
      <text:p text:style-name="P34">Le abilità sono:</text:p>
      <text:p text:style-name="P34"/>
      <text:p text:style-name="P14"><text:span text:style-name="T23">Aculeo Mentale:</text:span><text:span text:style-name="T15"> Colpisce il bersaglio, infliggendo </text:span><text:span text:style-name="T18">56</text:span><text:span text:style-name="T15">.</text:span><text:span text:style-name="T18">848HM (18,605NM)</text:span><text:span text:style-name="T15"> danni da ombrogelo </text:span></text:p>
      <text:p text:style-name="P7"><text:span text:style-name="T23">Parola d'Ombra:</text:span><text:span text:style-name="T15"> Dolore: Una parola oscura che infligge 2</text:span><text:span text:style-name="T18">0</text:span><text:span text:style-name="T15">.6</text:span><text:span text:style-name="T18">72 (10,336NM)</text:span><text:span text:style-name="T15"> danni da ombra istantaneamente e </text:span><text:span text:style-name="T18">9</text:span><text:span text:style-name="T15">.</text:span><text:span text:style-name="T18">044 (3,618NM)</text:span><text:span text:style-name="T15"> danni da ombra aggiuntivi ogni 1,50s in 9s </text:span></text:p>
      <text:p text:style-name="P7"><text:span text:style-name="T23">Sfera delle Anime:</text:span><text:span text:style-name="T15"> Torcendo le anime dei Draenei caduti, forma una depressione nella stanza che causa danni levati d'ombra in un luogo specifico. L'epicentro di questa abilità è al sicuro da eventuali danni. </text:span></text:p>
      <text:p text:style-name="P7"><text:soft-page-break/><text:span text:style-name="T23">Spiriti Laceri:</text:span><text:span text:style-name="T15"> Strappa le anime dei combattenti caduti fuori Auchindoun, costringendoli a combattere. </text:span></text:p>
      <text:p text:style-name="P38">Giudice Adirato </text:p>
      <text:p text:style-name="P7"><text:span text:style-name="T23">Martello del Giudice:</text:span><text:span text:style-name="T15"> Stordisce un bersaglio, infliggendo frequenti danni da sacro a tutti i giocatori entro 5 metri per 2s. </text:span></text:p>
      <text:p text:style-name="P7"><text:span text:style-name="T23">Furia Radiosa:</text:span><text:span text:style-name="T15"> Carica un bersaglio, creando diversi prismi di energia sacra che s'irradiano dall'incantatore. I<text:tab/>prismi infliggono 3</text:span><text:span text:style-name="T18">1</text:span><text:span text:style-name="T15">.</text:span><text:span text:style-name="T18">008</text:span><text:span text:style-name="T15"> </text:span><text:span text:style-name="T18">(12,403NM)</text:span><text:span text:style-name="T15"> danni da sacro al contatto. </text:span></text:p>
      <text:p text:style-name="P7"><text:span text:style-name="T37">Magus Corrotto</text:span><text:span text:style-name="T15"> </text:span></text:p>
      <text:p text:style-name="P7"><text:span text:style-name="T23">Dardo Arcano:</text:span><text:span text:style-name="T15"> Colpisce un bersaglio con esplosioni di energia arcana, infliggendo 4</text:span><text:span text:style-name="T18">6</text:span><text:span text:style-name="T15">.</text:span><text:span text:style-name="T18">512 </text:span><text:span text:style-name="T19">(17,157 NM)</text:span><text:span text:style-name="T15"> danni da arcano. </text:span></text:p>
      <text:p text:style-name="P7"><text:span text:style-name="T23">Bomba Arcana:</text:span><text:span text:style-name="T15"> Concentra le vicine energie arcane in diversi globi d'immenso potere. Al contatto o dopo 10s, i globi esplodono, infliggendo 2</text:span><text:span text:style-name="T18">3</text:span><text:span text:style-name="T15">.</text:span><text:span text:style-name="T18">256 </text:span><text:span text:style-name="T19">(9,302NM)</text:span><text:span text:style-name="T15"> danni da arcano ai nemici entro 5 metri. </text:span></text:p>
      <text:p text:style-name="P7"><text:span text:style-name="T23">Difensore Malefico:</text:span><text:span text:style-name="T15"> Impugnando una mazza e uno scudo, i Difensori Malefici proteggono con ardore la Vincolatrice d'Anime Nyami. </text:span></text:p>
      <text:p text:style-name="P7"><text:span text:style-name="T23">Assalto del Crociato:</text:span><text:span text:style-name="T15"> Infligge 1</text:span><text:span text:style-name="T18">0</text:span><text:span text:style-name="T15">.</text:span><text:span text:style-name="T18">057</text:span><text:span text:style-name="T15"> danni su un bersaglio e incrementa i danni ricevuti del </text:span><text:span text:style-name="T18">1</text:span><text:span text:style-name="T15">% per 15s. L'effetto si accumula. </text:span></text:p>
      <text:p text:style-name="P34"/>
      <text:p text:style-name="P45">Dinamica:</text:p>
      <text:p text:style-name="P8"><text:span text:style-name="T15">Appena ingaggiato il boss inizia a colpire il tank con attacchi magici, per aiutare l'healer interrompere il più possibile il cast di </text:span><text:span text:style-name="T23">Aculeo Mentale</text:span><text:span text:style-name="T15">.</text:span></text:p>
      <text:p text:style-name="P9"><text:span text:style-name="T21">Al 30% di vita </text:span><text:span text:style-name="T9">Nyami</text:span><text:span text:style-name="T13"> </text:span><text:span text:style-name="T21">casta </text:span><text:span text:style-name="T20">Sfera delle Anime, </text:span><text:span text:style-name="T21">se fate attenzione si formerà uno scudo viola per evitare il danno aoe dell'abilità.</text:span></text:p>
      <text:p text:style-name="P8"><text:span text:style-name="T15">Appena finito il channeling di <text:s/></text:span><text:span text:style-name="T20">Sfera delle Anime </text:span><text:span text:style-name="T9">Nyami</text:span><text:span text:style-name="T13"> </text:span><text:span text:style-name="T15">userà </text:span><text:span text:style-name="T26">Spiriti Laceri</text:span><text:span text:style-name="T20">, </text:span><text:span text:style-name="T15">per evocare in aiuto tre add Il difensore che il tank dovrà prendere per primo, il Magus corrotto e il Giudice adirato a cui i tre dps dovranno muoversi per interrompere il </text:span><text:soft-page-break/><text:span text:style-name="T15">channeling, vanno silenziati il più possibile sono quelli che hanno la priorità di uccisione; se c'è poco dps usare l'heroism o il bloodlast in questo momento per evitare che Nyami richiamo altri tre add.</text:span></text:p>
      <text:p text:style-name="P35"/>
      <text:p text:style-name="P29">Ruoli:</text:p>
      <text:p text:style-name="P10"><text:span text:style-name="T35">Tank</text:span><text:span text:style-name="T15">: mitigare il più possibile il danno magico, prendere velocemente gli add quando vengono evocati, usare un cd di protezione per aiutare l'healer. Andare sotto la Sfera per evitare il danno aoe. </text:span></text:p>
      <text:p text:style-name="P36"/>
      <text:p text:style-name="P10"><text:span text:style-name="T35">Healer:</text:span><text:span text:style-name="T15"> Fare attenzione se un player non è sotto la Sfera per evitare il danno aoe, in caso si può usare un cd di protezione su di lui, quando escono gli add in quel momento servono più cure sul tank quindi giocarsi un cd di healing in questo momento.</text:span></text:p>
      <text:p text:style-name="P36"/>
      <text:p text:style-name="P10"><text:span text:style-name="T35">Dps:</text:span><text:span text:style-name="T15"> Interrompere Martello del Giudice e Dardo Arcano.</text:span></text:p>
      <text:p text:style-name="P36"/>
      <text:p text:style-name="P36"/>
      <text:p text:style-name="P36"/>
      <text:p text:style-name="P12"><text:span text:style-name="T22">Prossimo Boss è </text:span><text:span text:style-name="T10">Azzakel.</text:span></text:p>
      <text:p text:style-name="P37">Un demone della legione infuocata, questo figth si divide in due fasi molto semplici, la prima dove il boss fa danno diretto sul tank e la seconda dove evoca degli add per aiutarlo, e i dps e il tank dovranno girarsi e affrontare gli add, velocemente, e al termine della fase il boss riprende a fare danno sul tank, e va killato velocemente.</text:p>
      <text:p text:style-name="P37">Vediamo le abilità del boss:</text:p>
      <text:p text:style-name="P37"/>
      <text:p text:style-name="P11"><text:span text:style-name="T23">Vilsferzata:</text:span><text:span text:style-name="T15"> </text:span><text:span text:style-name="T7">Azzakel</text:span><text:span text:style-name="T15"> affonda un colpo carico di energia vile, </text:span><text:soft-page-break/><text:span text:style-name="T15">infliggendo danni fisici, respingendo indietro il bersaglio e aumentandone i danni fisici subiti del 60% per 7.50s. </text:span></text:p>
      <text:p text:style-name="P11"><text:span text:style-name="T23">Cortina di Fuoco:</text:span><text:span text:style-name="T15"> </text:span><text:span text:style-name="T7">Azzakel</text:span><text:span text:style-name="T15"> avvolge un giocatore nelle vilfiamme, infliggendo 41.300 danni da fuoco ogni 3s per 15s. Quando Cortina di Fuoco infligge danni, si diffonde anche su tutti gli altri giocatori entro 5 metri dal bersaglio affetto. </text:span></text:p>
      <text:p text:style-name="P11"><text:span text:style-name="T23">Artigli di Argus:</text:span><text:span text:style-name="T15"> </text:span><text:span text:style-name="T7">Azzakel</text:span><text:span text:style-name="T15"> diventa immune agli attacchi e apre il portale demoniaco per il suo pianeta natale. Per tutta la durata della canalizzazione dal portale emergono schiere di demoni. </text:span></text:p>
      <text:p text:style-name="P37">Abilità dei demoni:</text:p>
      <text:p text:style-name="P11"><text:span text:style-name="T38">Ingannatore Fiammegiante</text:span><text:span text:style-name="T15"> </text:span></text:p>
      <text:p text:style-name="P11"><text:span text:style-name="T23">Pirocombustione:</text:span><text:span text:style-name="T15"> Gli </text:span><text:span text:style-name="T38">Ingannatori Fiammegianti</text:span><text:span text:style-name="T15"> sono avvolti dalle fiamme e bruciano chiunque si avvicini troppo. I bersagli bruciati sono disorientati e subiscono 18.880 danni fuoco ogni secondo per 5s. </text:span></text:p>
      <text:p text:style-name="P11"><text:span text:style-name="T38">Piromane Ridacchiante</text:span><text:span text:style-name="T15"> </text:span></text:p>
      <text:p text:style-name="P11"><text:span text:style-name="T23">Vilesplosione:</text:span><text:span text:style-name="T15"> L'incantatore evoca un'esplosione di vilfuoco, infliggendo 116.819 danni da fuoco al bersaglio. </text:span></text:p>
      <text:p text:style-name="P11"><text:span text:style-name="T38">Vilguardia</text:span><text:span text:style-name="T15"> </text:span></text:p>
      <text:p text:style-name="P11"><text:span text:style-name="T23">Urto Vile:</text:span><text:span text:style-name="T15"> Colpisce il terreno con vigore vile, infliggendo 125.000 danni fisici a tutti i bersagli in un cono frontale, respingendoli indietro. </text:span></text:p>
      <text:p text:style-name="P37"/>
      <text:p text:style-name="P11"><text:span text:style-name="T23">Schianto Malevolo:</text:span><text:span text:style-name="T15"> </text:span><text:span text:style-name="T7">Azzakel</text:span><text:span text:style-name="T15"> colpisce il terreno, creando una Pozza Vile. </text:span></text:p>
      <text:p text:style-name="P15"><text:span text:style-name="T23">Pozza Vile:</text:span><text:span text:style-name="T15"> I giocatori in una </text:span><text:span text:style-name="T23">Pozza Vile</text:span><text:span text:style-name="T15"> subiscono 22.420 danni da fuoco ogni secondo fino all'annullamento. In modalità Eroica e Sfida, dalla Pozza Vile che si crea nascono delle </text:span><text:span text:style-name="T23">Vilscintille</text:span><text:span text:style-name="T15">. </text:span></text:p>
      <text:p text:style-name="P16"><text:span text:style-name="T23">Vilscintilla:</text:span><text:span text:style-name="T15"> Tentacoli di Vilfuoco escono dalle Pozze Vili, creando aree di fiamme sul terreno. I giocatori nelle aree </text:span><text:soft-page-break/><text:span text:style-name="T15">d'effetto subiscono 29.500 danni da fuoco ogni secondo. </text:span></text:p>
      <text:p text:style-name="P49"/>
      <text:p text:style-name="P60">Dinamica:</text:p>
      <text:p text:style-name="P17"><text:span text:style-name="T15">Come gia detto il figth si divde in due fasi, nella prima fase è importante da subito un corretto posizionamento da parte del tank, come sempre spalle al party e con spalle al muro per evitare </text:span><text:span text:style-name="T27">Vilsferzata</text:span><text:span text:style-name="T29">, </text:span><text:span text:style-name="T28">fa danno a cono e per questo motivo i dps devono strare alle spalle del Boss.</text:span></text:p>
      <text:p text:style-name="P50">Quando un giocatore sarà affetto da Cortina di fuoco il corpo verrà avvolto da un'aura di fuoco a quel punto, dovrà allontanarsi dal resto del gruppo fino al termine dell'effetto.</text:p>
      <text:p text:style-name="P50"/>
      <text:p text:style-name="P17"><text:span text:style-name="T28">Al 50% di vita il Boss cambia fase, utilizzerà l'abilità </text:span><text:span text:style-name="T23">Artigli di Argus</text:span><text:span text:style-name="T28"> per summonare degli add, spostare il dps sugli add il primo da uccidere è la vilguardia, ma attenzione i dps sempre di spalle per evitare </text:span><text:span text:style-name="T39">Urto Vile</text:span><text:span text:style-name="T28">, i </text:span><text:span text:style-name="T39">Piromani Ridacchianti</text:span><text:span text:style-name="T28"> vanno interromperli e uccisi velocemente, prima della fine di </text:span><text:span text:style-name="T23">Vilesplosione</text:span><text:span text:style-name="T28">.</text:span></text:p>
      <text:p text:style-name="P17"><text:span text:style-name="T28">Gli </text:span><text:span text:style-name="T39">ingannatori Fiammeggianti</text:span><text:span text:style-name="T28"> non è importante farli basta non stargli vicino per evitare la loro abilità </text:span><text:span text:style-name="T23">Pirocombustione</text:span><text:span text:style-name="T28">.</text:span></text:p>
      <text:p text:style-name="P17"><text:span text:style-name="T28">Alla fine dell'evocazione degli add </text:span><text:span text:style-name="T11">Azzakel</text:span><text:span text:style-name="T28"> farà un balzo usando la sua abilità </text:span><text:span text:style-name="T23">Schianto malevolo</text:span><text:span text:style-name="T28">, passare il dps su </text:span><text:span text:style-name="T11">Azzakel</text:span><text:span text:style-name="T28"> usare i cd di dps e ucciderlo.</text:span></text:p>
      <text:p text:style-name="P50"/>
      <text:p text:style-name="P59">Ruoli:</text:p>
      <text:p text:style-name="P18"><text:span text:style-name="T36">Tank:</text:span><text:span text:style-name="T28"> Ricordarsi un corretto posizionamento allo start del figth. Le </text:span><text:span text:style-name="T39">Vilguardie</text:span><text:span text:style-name="T28"> evocate mentre </text:span><text:span text:style-name="T11">Azzakel</text:span><text:span text:style-name="T28"> canalizza </text:span><text:span text:style-name="T23">Artigli di Argus</text:span><text:span text:style-name="T28"> infliggono ingenti danni da mischia e dovranno essere aggrate. </text:span></text:p>
      <text:p text:style-name="P18"><text:span text:style-name="T28">Non stare troppo vicini all' </text:span><text:span text:style-name="T39">Ingannatore Fiammegiante</text:span><text:span text:style-name="T28"> per evitare </text:span><text:span text:style-name="T23">Pirocombustione</text:span><text:span text:style-name="T28">. </text:span></text:p>
      <text:p text:style-name="P51">Allontanarsi dagli altri giocatori se si è affetti da Cortina di <text:soft-page-break/>Fuoco. </text:p>
      <text:p text:style-name="P51"/>
      <text:p text:style-name="P18"><text:span text:style-name="T36">Healer: </text:span><text:span text:style-name="T28">Non stare troppo vicini agli </text:span><text:span text:style-name="T39">Ingannatore Fiammegiante</text:span><text:span text:style-name="T28"> per evitare </text:span><text:span text:style-name="T23">Pirocombustione</text:span><text:span text:style-name="T28">. </text:span></text:p>
      <text:p text:style-name="P18"><text:span text:style-name="T28">Allontanarsi dagli altri giocatori da si è affetti da </text:span><text:span text:style-name="T23">Cortina di Fuoco. </text:span></text:p>
      <text:p text:style-name="P51"/>
      <text:p text:style-name="P18"><text:span text:style-name="T36">Dps: </text:span><text:span text:style-name="T28">Non stare troppo vicini agli </text:span><text:span text:style-name="T39">Ingannatore Fiammegiante</text:span><text:span text:style-name="T28"> per evitare </text:span><text:span text:style-name="T23">Pirocombustione</text:span><text:span text:style-name="T28">. </text:span></text:p>
      <text:p text:style-name="P18"><text:span text:style-name="T28">Interrompere </text:span><text:span text:style-name="T23">Vilesplosione</text:span><text:span text:style-name="T28"> o uccidere i </text:span><text:span text:style-name="T39">Piromane Ridacchiante</text:span><text:span text:style-name="T28"> prima che finiscano di lanciarla. </text:span></text:p>
      <text:p text:style-name="P18"><text:span text:style-name="T28">Allontanarsi dagli altri giocatori da si è affetti da </text:span><text:span text:style-name="T23">Cortina di Fuoco</text:span><text:span text:style-name="T28">.</text:span></text:p>
      <text:p text:style-name="P50"/>
      <text:p text:style-name="P50"/>
      <text:p text:style-name="P19"><text:span text:style-name="T30">Infine come ultimo Boss dobbiamo scontrarci con lo stregone <text:s text:c="3"/></text:span><text:span text:style-name="T11">Teron'gor.</text:span></text:p>
      <text:p text:style-name="P54"/>
      <text:p text:style-name="P52">Anche questo figth si suddivide in due fasi:</text:p>
      <text:p text:style-name="P61">Abilità fase 1:</text:p>
      <text:p text:style-name="P53"><text:span text:style-name="T72">Dardo d'Ombra:</text:span> Scaglia un dardo di energia d'ombra contro il bersaglio, infliggendo 45.099 danni da ombra.</text:p>
      <text:p text:style-name="P53"><text:span text:style-name="T72">Corruzione:</text:span> Corrompe il sangue del bersaglio con l'energia malvaggia, infliggendo 22.550 danni da ombra ogni 3s per 18s.</text:p>
      <text:p text:style-name="P53"><text:span text:style-name="T72">Risucchio di Vita:</text:span> Risucchia la vita di un bersaglio, infliggendo 36.000 danni da ombra ogni 3s per 6s. Ogni volta che infligge danni, rigenerà il 3% della salute del boss.</text:p>
      <text:p text:style-name="P53"><text:span text:style-name="T72">Pioggia di Fuoco:</text:span> Meteore infuocate piovono sull'area bersaglio, infliggendo 50.000 danni da fuoco a tutti i giocatori nell'area d'effetto ogni 2s per 8s.</text:p>
      <text:p text:style-name="P53"><text:soft-page-break/><text:span text:style-name="T72">Evocazione: Abission:</text:span> L'incantatore evoca un Abissale della Stirpe Vile che insegue senza sosta un bersaglio.</text:p>
      <text:p text:style-name="P53">"<text:span text:style-name="T72">Abissale della Stirpe Vile:</text:span> Queste creature infernali prendono di mira un bersaglio singolo e lo inseguono senza pietà.</text:p>
      <text:p text:style-name="P53"/>
      <text:h text:style-name="P21" text:outline-level="3">Fase 2: Anime Divorate</text:h>
      <text:p text:style-name="P55">Quando raggiunge il 75% di salute restante, Teron'gor assorbe e corrompe una delle antiche anime di Auchindoun, ottenendo poteri malvagi.</text:p>
      <text:p text:style-name="P55"/>
      <text:p text:style-name="P55"><text:span text:style-name="Strong_20_Emphasis"><text:span text:style-name="T76">Guaritore Elum </text:span></text:span>- Teron'gor corrompe i poteri curativi del <text:span text:style-name="T75">Guaritore Elum</text:span>, ottenendo i poteri dell'Afflizione.</text:p>
      <text:list xml:id="list1528754635968438752" text:style-name="L1">
        <text:list-item>
          <text:list>
            <text:list-item>
              <text:p text:style-name="P86"><text:span text:style-name="T43">Dardo d'Ombra</text:span><text:span text:style-name="T46">:</text:span><text:span text:style-name="T44"> Scaglia un dardo di energia d'ombra contro il bersaglio, infliggendo </text:span><text:span text:style-name="T45">45</text:span><text:span text:style-name="T44">.</text:span><text:span text:style-name="T45">000</text:span><text:span text:style-name="T44"> danni da ombra.</text:span></text:p>
            </text:list-item>
            <text:list-item>
              <text:p text:style-name="P86"><text:span text:style-name="T43">Maledizione dello Sfinimento</text:span><text:span text:style-name="T46">:</text:span><text:span text:style-name="T44"> Maledice il bersaglio, riducendone la velocità di movimento del </text:span><text:span text:style-name="T45">7</text:span><text:span text:style-name="T44">0%.</text:span></text:p>
            </text:list-item>
            <text:list-item>
              <text:p text:style-name="P86"><text:span text:style-name="T43">Seme della Malevolenza</text:span><text:span text:style-name="T46">:</text:span><text:span text:style-name="T44"> Pianta un seme demoniaco nel bersaglio, infliggendo </text:span><text:span text:style-name="T45">17,500</text:span><text:span text:style-name="T44"> danni da ombra ogni 3s per 18s. Dopo 18s, o quando il bersaglio muore, il seme esplode, infliggendo </text:span><text:span text:style-name="T45">75</text:span><text:span text:style-name="T44">.999 danni da ombra a tutti i bersagli entro 10 metri, affliggendoli con Seme della Corruzione.</text:span></text:p>
            </text:list-item>
            <text:list-item>
              <text:p text:style-name="P86"><text:span text:style-name="T43">Agonia</text:span><text:span text:style-name="T46">:</text:span><text:span text:style-name="T44"> Affligge il bersaglio con un'agonia inquieta, infliggendo </text:span><text:span text:style-name="T45">3</text:span><text:span text:style-name="T44">.</text:span><text:span text:style-name="T45">7</text:span><text:span text:style-name="T44">5</text:span><text:span text:style-name="T45">0</text:span><text:span text:style-name="T44"> danni da ombra ogni 2s. I danni inflitti da Agonia aumentano ogni volta che Agonia infligge danni.</text:span></text:p>
            </text:list-item>
            <text:list-item>
              <text:p text:style-name="P86"><text:span text:style-name="T43">Risucchio di Vita</text:span><text:span text:style-name="T46">:</text:span><text:span text:style-name="T44"> Risucchia la vita di un bersaglio, infliggendo </text:span><text:span text:style-name="T45">36</text:span><text:span text:style-name="T44">.</text:span><text:span text:style-name="T45">00</text:span><text:span text:style-name="T44">0 danni da ombra ogni 3s per 6s. Ogni volta che infligge danni, rigenerà il </text:span><text:span text:style-name="T45">3</text:span><text:span text:style-name="T44">% della salute del boss.</text:span></text:p>
            </text:list-item>
            <text:list-item>
              <text:p text:style-name="P39"><text:span text:style-name="T43">Afflizione Instabile</text:span><text:span text:style-name="T46">:</text:span><text:span text:style-name="T44"> Affligge un bersaglio con una magia debilitante, infliggendo 2</text:span><text:span text:style-name="T45">0</text:span><text:span text:style-name="T44">.</text:span><text:span text:style-name="T45">0</text:span><text:span text:style-name="T44">00 danni da ombra ogni 2s per 14s. Se Afflizione Instabile viene dissolta, infligge </text:span><text:soft-page-break/><text:span text:style-name="T45">70</text:span><text:span text:style-name="T44">.</text:span><text:span text:style-name="T45">000</text:span><text:span text:style-name="T44"> danni da ombra a chi l'ha dissolta e lo silenzia per 4s.</text:span></text:p>
              <text:p text:style-name="P39"><text:span text:style-name="T44"/></text:p>
            </text:list-item>
          </text:list>
        </text:list-item>
      </text:list>
      <text:p text:style-name="P55"><text:span text:style-name="Strong_20_Emphasis"><text:span text:style-name="T76">Arcanista Joraa</text:span></text:span>- Teron'gor corrompe la passione per l'ordine e la creazione dell'<text:span text:style-name="T75">Arcanista Joraa</text:span>, ottenendo i poteri della Distruzione.</text:p>
      <text:list xml:id="list8365292706550312017" text:style-name="L2">
        <text:list-item>
          <text:list>
            <text:list-item>
              <text:p text:style-name="P87"><text:span text:style-name="T43">Dardo del Caos</text:span><text:span text:style-name="T46">:</text:span><text:span text:style-name="T44"> Scaglia un dardo di energie turbinanti contro il bersaglio, infliggendo </text:span><text:span text:style-name="T45">6</text:span><text:span text:style-name="T44">0.</text:span><text:span text:style-name="T45">0</text:span><text:span text:style-name="T44">00 danni da caos.</text:span></text:p>
            </text:list-item>
            <text:list-item>
              <text:p text:style-name="P87"><text:span text:style-name="T43">Immolazione</text:span><text:span text:style-name="T46">:</text:span><text:span text:style-name="T44"> Incendia la carne del bersaglio, infliggendo 2</text:span><text:span text:style-name="T45">7</text:span><text:span text:style-name="T44">.5</text:span><text:span text:style-name="T45">0</text:span><text:span text:style-name="T44">0 danni da fuoco ogni 3s per 18s.</text:span></text:p>
            </text:list-item>
            <text:list-item>
              <text:p text:style-name="P87"><text:span text:style-name="T43">Conflagrazione</text:span><text:span text:style-name="T46">:</text:span><text:span text:style-name="T44"> Brucia il bersaglio, infliggendo 4</text:span><text:span text:style-name="T45">0</text:span><text:span text:style-name="T44">.</text:span><text:span text:style-name="T45">000</text:span><text:span text:style-name="T44"> danni da fuoco e riducendone la velocità di movimento del 50% per 8s.</text:span></text:p>
            </text:list-item>
            <text:list-item>
              <text:p text:style-name="P87"><text:span text:style-name="T43">Pioggia di Fuoco</text:span><text:span text:style-name="T46">:</text:span><text:span text:style-name="T44"> Meteore infuocate piovono sull'area bersaglio, infliggendo 5</text:span><text:span text:style-name="T45">0</text:span><text:span text:style-name="T44">.000 danni da fuoco a tutti i giocatori nell'area d'effetto ogni 2s per 2 minuti.</text:span></text:p>
            </text:list-item>
            <text:list-item>
              <text:p text:style-name="P40"><text:span text:style-name="T43">Incenerimento</text:span><text:span text:style-name="T46">:</text:span><text:span text:style-name="T44"> Lancia un'ondata di fuoco contro il bersaglio attuale, infliggendo </text:span><text:span text:style-name="T45">52</text:span><text:span text:style-name="T44">.5</text:span><text:span text:style-name="T45">0</text:span><text:span text:style-name="T44">0 danni da fuoco.</text:span></text:p>
            </text:list-item>
          </text:list>
        </text:list-item>
      </text:list>
      <text:p text:style-name="P55"><text:span text:style-name="Strong_20_Emphasis"><text:span text:style-name="T76">Vendicatore Iruun</text:span></text:span><text:span text:style-name="Strong_20_Emphasis"><text:span text:style-name="T71"> </text:span></text:span>- Teron'gor corrompe l'odio per i demoni del <text:span text:style-name="T75">Vendicatore Iruun</text:span>, ottenendo i poteri della Demonologia.</text:p>
      <text:list xml:id="list436638463224249331" text:style-name="L3">
        <text:list-item>
          <text:list>
            <text:list-item>
              <text:p text:style-name="P88"><text:span text:style-name="T43">Maledizione dello Sfinimento</text:span><text:span text:style-name="T46">:</text:span><text:span text:style-name="T44"> Maledice il bersaglio, riducendone la velocità di movimento del </text:span><text:span text:style-name="T45">7</text:span><text:span text:style-name="T44">0%.</text:span></text:p>
            </text:list-item>
            <text:list-item>
              <text:p text:style-name="P88"><text:span text:style-name="T43">Balzo Demoniaco</text:span><text:span text:style-name="T46">:</text:span><text:span text:style-name="T44"> Balza sul nemico, infliggendo </text:span><text:span text:style-name="T45">35</text:span><text:span text:style-name="T44">.000 danni fisici ai bersagli entro 10 metri dal punto d'impatto e respingendoli indietro.</text:span></text:p>
            </text:list-item>
            <text:list-item>
              <text:p text:style-name="P88"><text:span text:style-name="T43">Rovina</text:span><text:span text:style-name="T46">:</text:span><text:span text:style-name="T44"> Infligge 4</text:span><text:span text:style-name="T45">8</text:span><text:span text:style-name="T44">.</text:span><text:span text:style-name="T45">0</text:span><text:span text:style-name="T44">00 danni da ombra ogni 15s.</text:span></text:p>
            </text:list-item>
            <text:list-item>
              <text:p text:style-name="P88"><text:span text:style-name="T43">Corruzione</text:span><text:span text:style-name="T46">:</text:span><text:span text:style-name="T44"> Corrompe il sangue del bersaglio con l'energia malvaggia, infliggendo 2</text:span><text:span text:style-name="T45">2</text:span><text:span text:style-name="T44">.5</text:span><text:span text:style-name="T45">0</text:span><text:span text:style-name="T44">0 danni da ombra ogni 3s per 18s.</text:span></text:p>
            </text:list-item>
            <text:list-item>
              <text:p text:style-name="P88"><text:span text:style-name="T43">Ondata del Caos</text:span><text:span text:style-name="T46">:</text:span><text:span text:style-name="T44"> Crea un'ondata di energia del caos che nasce dal boss e infligge 3</text:span><text:span text:style-name="T45">0</text:span><text:span text:style-name="T44">.</text:span><text:span text:style-name="T45">0</text:span><text:span text:style-name="T44">00 dnni da caos a tutti i giocatori che colpisce.</text:span></text:p>
            </text:list-item>
            <text:list-item>
              <text:p text:style-name="P41"><text:span text:style-name="T43">Tocco del Caos</text:span><text:span text:style-name="T46">:</text:span><text:span text:style-name="T44"> Scatena l'energia del nemico, </text:span><text:soft-page-break/><text:span text:style-name="T44">infliggendo </text:span><text:span text:style-name="T45">35</text:span><text:span text:style-name="T44">.</text:span><text:span text:style-name="T45">000</text:span><text:span text:style-name="T44"> danni da caos.</text:span></text:p>
            </text:list-item>
          </text:list>
        </text:list-item>
      </text:list>
      <text:p text:style-name="P58">Dinamica:</text:p>
      <text:p text:style-name="P56">Nella prima fase non c'è nulla di particolare da fare tranne che interrompere i cast di <text:span text:style-name="T72">Dardo dell'ombra</text:span> e del <text:span text:style-name="T72">Risucchio di Vita</text:span>, e <text:span text:style-name="T73">dispellare</text:span> il player affetto da <text:span text:style-name="T72">Pioggia di Fuoco</text:span>.</text:p>
      <text:p text:style-name="P56">Il boss s<text:span text:style-name="T74">e</text:span>mpre nella prima fase evoca un <text:span text:style-name="T72">Abissale</text:span>, questo prenderà di mira uno e inizia menarlo, non fa grossi danni ed è praticamente inutile fare dps su di lui in quanto ha moltissima vita e non ha senso sprecare tempo per quell'add, l'unica cosa che si può fare è spostarsi per evitarlo.</text:p>
      <text:p text:style-name="P56">La seconda fase inizia quando il Boss arriva al 75% di vita, e inizia ad acquisire nuovi poteri dalle anime dei Dranei, anche qui importante è interrompere il risucchio di vita, poi fare molta attenzi<text:span text:style-name="T74">o</text:span>ne al cast di Balzo demoniaco e spostarsi dalla zona di impatto per evitare i danni aoe, altra abilità da evitare è Ondata del Caos, il boss inizia a castarla si volterà nella direzione in cui l'energia <text:s/>del caos andr<text:span text:style-name="T74">à</text:span> a colpire il terreno, bisogna spostarsi e non farsi prendere.</text:p>
      <text:p text:style-name="P56"/>
      <text:p text:style-name="P56"/>
      <text:p text:style-name="P56"/>
      <text:p text:style-name="P58">Ruoli:</text:p>
      <text:p text:style-name="P57">Tank:</text:p>
      <text:list xml:id="list8152306772406869168" text:style-name="L4">
        <text:list-header>
          <text:p text:style-name="P89"><text:span text:style-name="T44">Allontanarsi dagli altri giocatori quando </text:span><text:span text:style-name="T42">Seme della Malevolenza </text:span><text:span text:style-name="T44">esplode.</text:span></text:p>
          <text:p text:style-name="P42"><text:span text:style-name="T44">Interrompere </text:span><text:span text:style-name="T42">Risucchio di Vita </text:span><text:span text:style-name="T44">e </text:span><text:span text:style-name="T42">Dardo del Caos</text:span><text:span text:style-name="T44">.</text:span></text:p>
        </text:list-header>
      </text:list>
      <text:p text:style-name="P62"><text:span text:style-name="T41">Healer</text:span><text:span text:style-name="T40">:</text:span></text:p>
      <text:list xml:id="list7556489966614795946" text:style-name="L5">
        <text:list-header>
          <text:p text:style-name="P90"><text:span text:style-name="T44">Dissolvere </text:span><text:span text:style-name="T42">Corruzione </text:span><text:span text:style-name="T44">e </text:span><text:span text:style-name="T42">Immolazione </text:span><text:span text:style-name="T44">dai giocatori affetti.</text:span></text:p>
          <text:p text:style-name="P90"><text:span text:style-name="T44">Non dissolvere mai </text:span><text:span text:style-name="T42">Afflizione Instabile</text:span><text:span text:style-name="T44">.</text:span></text:p>
          <text:p text:style-name="P43"><text:span text:style-name="T44">Allontanarsi dagli altri giocatori quando </text:span><text:span text:style-name="T42">Seme della Malevolenza </text:span><text:span text:style-name="T44">esplode.</text:span></text:p>
        </text:list-header>
      </text:list>
      <text:p text:style-name="P62"><text:soft-page-break/><text:span text:style-name="T41">DPS</text:span><text:span text:style-name="T40">:</text:span></text:p>
      <text:list xml:id="list6936550399706343108" text:style-name="L6">
        <text:list-header>
          <text:p text:style-name="P91"><text:span text:style-name="T44">Allontanarsi dagli altri giocatori quando </text:span><text:span text:style-name="T42">Seme della Malevolenza </text:span><text:span text:style-name="T44">esplode.</text:span></text:p>
          <text:p text:style-name="P44"><text:span text:style-name="T44">Interrompere </text:span><text:span text:style-name="T42">Risucchio di Vita </text:span><text:span text:style-name="T44">e </text:span><text:span text:style-name="T42">Dardo del Caos</text:span><text:span text:style-name="T44">.</text:span></text:p>
        </text:list-header>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Neue', Helvetica, sans-serif"/>
    <style:font-face style:name="Helvetica" svg:font-family="Helvetica"/>
    <style:font-face style:name="Lohit Hindi1" svg:font-family="'Lohit Hindi'"/>
    <style:font-face style:name="Open Sans" svg:font-family="'Open Sans', Arial, 'Helvetica Neue', Helvetica, sans-serif"/>
    <style:font-face style:name="Oswald" svg:font-family="Oswald, sans-serif"/>
    <style:font-face style:name="Purisa" svg:font-family="Puris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17T10:20:52.309553691</meta:creation-date>
    <dc:date>2014-11-18T17:08:49.450815383</dc:date>
    <meta:editing-duration>PT7H18M30S</meta:editing-duration>
    <meta:editing-cycles>717</meta:editing-cycles>
    <meta:generator>LibreOffice/4.3.3.2$Linux_X86_64 LibreOffice_project/430m0$Build-2</meta:generator>
    <meta:document-statistic meta:table-count="0" meta:image-count="0" meta:object-count="0" meta:page-count="12" meta:paragraph-count="121" meta:word-count="2143" meta:character-count="13639" meta:non-whitespace-character-count="11597"/>
  </office:meta>
</office:document-meta>
</file>